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19.1mm" svg:height="119.59mm" svg:x="93.72mm" svg:y="1.85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number-columns-repeated="1022" table:default-cell-style-name="ce14"/>
        <table:table-row table:style-name="ro1">
          <table:table-cell table:style-name="ce10" office:value-type="string" calcext:value-type="string">
            <text:p>Data</text:p>
          </table:table-cell>
          <table:table-cell table:style-name="ce10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59.99mm" svg:height="89.96mm" svg:x="42.18mm" svg:y="43.66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14"/>
        <table:table-column table:style-name="co5" table:default-cell-style-name="ce14"/>
        <table:table-column table:style-name="co3" table:number-columns-repeated="1022" table:default-cell-style-name="ce14"/>
        <table:table-row table:style-name="ro1">
          <table:table-cell table:style-name="ce10" office:value-type="string" calcext:value-type="string">
            <text:p>Kandydat</text:p>
          </table:table-cell>
          <table:table-cell table:style-name="ce10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Janek Wiśniewski (1C)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Kasia Nowak (3B)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Dorota Kowalska (2A)</text:p>
          </table:table-cell>
          <table:table-cell table:style-name="ce18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Marek Kowalski (2A)</text:p>
          </table:table-cell>
          <table:table-cell table:style-name="ce18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60.07mm" svg:height="89.96mm" svg:x="77.01mm" svg:y="12.62mm">
            <loext:p/>
            <draw:object draw:notify-on-update-of-ranges="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14"/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18" office:value-type="float" office:value="-5" calcext:value-type="float">
            <text:p>-5</text:p>
          </table:table-cell>
          <table:table-cell table:style-name="ce18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18" office:value-type="float" office:value="-4.9" calcext:value-type="float">
            <text:p>-4,9</text:p>
          </table:table-cell>
          <table:table-cell table:style-name="ce18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18" office:value-type="float" office:value="-4.8" calcext:value-type="float">
            <text:p>-4,8</text:p>
          </table:table-cell>
          <table:table-cell table:style-name="ce18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18" office:value-type="float" office:value="-4.7" calcext:value-type="float">
            <text:p>-4,7</text:p>
          </table:table-cell>
          <table:table-cell table:style-name="ce18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18" office:value-type="float" office:value="-4.6" calcext:value-type="float">
            <text:p>-4,6</text:p>
          </table:table-cell>
          <table:table-cell table:style-name="ce18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18" office:value-type="float" office:value="-4.5" calcext:value-type="float">
            <text:p>-4,5</text:p>
          </table:table-cell>
          <table:table-cell table:style-name="ce18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18" office:value-type="float" office:value="-4.4" calcext:value-type="float">
            <text:p>-4,4</text:p>
          </table:table-cell>
          <table:table-cell table:style-name="ce18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18" office:value-type="float" office:value="-4.3" calcext:value-type="float">
            <text:p>-4,3</text:p>
          </table:table-cell>
          <table:table-cell table:style-name="ce18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18" office:value-type="float" office:value="-4.2" calcext:value-type="float">
            <text:p>-4,2</text:p>
          </table:table-cell>
          <table:table-cell table:style-name="ce18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18" office:value-type="float" office:value="-4.1" calcext:value-type="float">
            <text:p>-4,1</text:p>
          </table:table-cell>
          <table:table-cell table:style-name="ce18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18" office:value-type="float" office:value="-4" calcext:value-type="float">
            <text:p>-4</text:p>
          </table:table-cell>
          <table:table-cell table:style-name="ce18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18" office:value-type="float" office:value="-3.9" calcext:value-type="float">
            <text:p>-3,9</text:p>
          </table:table-cell>
          <table:table-cell table:style-name="ce18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18" office:value-type="float" office:value="-3.8" calcext:value-type="float">
            <text:p>-3,8</text:p>
          </table:table-cell>
          <table:table-cell table:style-name="ce18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18" office:value-type="float" office:value="-3.7" calcext:value-type="float">
            <text:p>-3,7</text:p>
          </table:table-cell>
          <table:table-cell table:style-name="ce18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18" office:value-type="float" office:value="-3.6" calcext:value-type="float">
            <text:p>-3,6</text:p>
          </table:table-cell>
          <table:table-cell table:style-name="ce18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18" office:value-type="float" office:value="-3.50000000000001" calcext:value-type="float">
            <text:p>-3,50000000000001</text:p>
          </table:table-cell>
          <table:table-cell table:style-name="ce18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18" office:value-type="float" office:value="-3.40000000000001" calcext:value-type="float">
            <text:p>-3,40000000000001</text:p>
          </table:table-cell>
          <table:table-cell table:style-name="ce18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18" office:value-type="float" office:value="-3.30000000000001" calcext:value-type="float">
            <text:p>-3,30000000000001</text:p>
          </table:table-cell>
          <table:table-cell table:style-name="ce18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18" office:value-type="float" office:value="-3.20000000000001" calcext:value-type="float">
            <text:p>-3,20000000000001</text:p>
          </table:table-cell>
          <table:table-cell table:style-name="ce18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18" office:value-type="float" office:value="-3.10000000000001" calcext:value-type="float">
            <text:p>-3,10000000000001</text:p>
          </table:table-cell>
          <table:table-cell table:style-name="ce18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18" office:value-type="float" office:value="-3.00000000000001" calcext:value-type="float">
            <text:p>-3,00000000000001</text:p>
          </table:table-cell>
          <table:table-cell table:style-name="ce18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18" office:value-type="float" office:value="-2.90000000000001" calcext:value-type="float">
            <text:p>-2,90000000000001</text:p>
          </table:table-cell>
          <table:table-cell table:style-name="ce18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18" office:value-type="float" office:value="-2.80000000000001" calcext:value-type="float">
            <text:p>-2,80000000000001</text:p>
          </table:table-cell>
          <table:table-cell table:style-name="ce18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18" office:value-type="float" office:value="-2.70000000000001" calcext:value-type="float">
            <text:p>-2,70000000000001</text:p>
          </table:table-cell>
          <table:table-cell table:style-name="ce18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18" office:value-type="float" office:value="-2.60000000000001" calcext:value-type="float">
            <text:p>-2,60000000000001</text:p>
          </table:table-cell>
          <table:table-cell table:style-name="ce18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18" office:value-type="float" office:value="-2.50000000000001" calcext:value-type="float">
            <text:p>-2,50000000000001</text:p>
          </table:table-cell>
          <table:table-cell table:style-name="ce18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18" office:value-type="float" office:value="-2.40000000000001" calcext:value-type="float">
            <text:p>-2,40000000000001</text:p>
          </table:table-cell>
          <table:table-cell table:style-name="ce18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18" office:value-type="float" office:value="-2.30000000000001" calcext:value-type="float">
            <text:p>-2,30000000000001</text:p>
          </table:table-cell>
          <table:table-cell table:style-name="ce18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18" office:value-type="float" office:value="-2.20000000000001" calcext:value-type="float">
            <text:p>-2,20000000000001</text:p>
          </table:table-cell>
          <table:table-cell table:style-name="ce18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18" office:value-type="float" office:value="-2.10000000000001" calcext:value-type="float">
            <text:p>-2,10000000000001</text:p>
          </table:table-cell>
          <table:table-cell table:style-name="ce18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18" office:value-type="float" office:value="-2.00000000000001" calcext:value-type="float">
            <text:p>-2,00000000000001</text:p>
          </table:table-cell>
          <table:table-cell table:style-name="ce18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18" office:value-type="float" office:value="-1.90000000000001" calcext:value-type="float">
            <text:p>-1,90000000000001</text:p>
          </table:table-cell>
          <table:table-cell table:style-name="ce18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18" office:value-type="float" office:value="-1.80000000000001" calcext:value-type="float">
            <text:p>-1,80000000000001</text:p>
          </table:table-cell>
          <table:table-cell table:style-name="ce18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18" office:value-type="float" office:value="-1.70000000000001" calcext:value-type="float">
            <text:p>-1,70000000000001</text:p>
          </table:table-cell>
          <table:table-cell table:style-name="ce18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18" office:value-type="float" office:value="-1.60000000000001" calcext:value-type="float">
            <text:p>-1,60000000000001</text:p>
          </table:table-cell>
          <table:table-cell table:style-name="ce18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18" office:value-type="float" office:value="-1.50000000000001" calcext:value-type="float">
            <text:p>-1,50000000000001</text:p>
          </table:table-cell>
          <table:table-cell table:style-name="ce18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18" office:value-type="float" office:value="-1.40000000000001" calcext:value-type="float">
            <text:p>-1,40000000000001</text:p>
          </table:table-cell>
          <table:table-cell table:style-name="ce18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18" office:value-type="float" office:value="-1.30000000000001" calcext:value-type="float">
            <text:p>-1,30000000000001</text:p>
          </table:table-cell>
          <table:table-cell table:style-name="ce18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18" office:value-type="float" office:value="-1.20000000000001" calcext:value-type="float">
            <text:p>-1,20000000000001</text:p>
          </table:table-cell>
          <table:table-cell table:style-name="ce18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18" office:value-type="float" office:value="-1.10000000000001" calcext:value-type="float">
            <text:p>-1,10000000000001</text:p>
          </table:table-cell>
          <table:table-cell table:style-name="ce18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18" office:value-type="float" office:value="-1" calcext:value-type="float">
            <text:p>-1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8" office:value-type="float" office:value="-0.90000000000001" calcext:value-type="float">
            <text:p>-0,90000000000001</text:p>
          </table:table-cell>
          <table:table-cell table:style-name="ce18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18" office:value-type="float" office:value="-0.80000000000001" calcext:value-type="float">
            <text:p>-0,80000000000001</text:p>
          </table:table-cell>
          <table:table-cell table:style-name="ce18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18" office:value-type="float" office:value="-0.70000000000001" calcext:value-type="float">
            <text:p>-0,70000000000001</text:p>
          </table:table-cell>
          <table:table-cell table:style-name="ce18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18" office:value-type="float" office:value="-0.60000000000001" calcext:value-type="float">
            <text:p>-0,60000000000001</text:p>
          </table:table-cell>
          <table:table-cell table:style-name="ce18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18" office:value-type="float" office:value="-0.500000000000009" calcext:value-type="float">
            <text:p>-0,500000000000009</text:p>
          </table:table-cell>
          <table:table-cell table:style-name="ce18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18" office:value-type="float" office:value="-0.400000000000009" calcext:value-type="float">
            <text:p>-0,400000000000009</text:p>
          </table:table-cell>
          <table:table-cell table:style-name="ce18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18" office:value-type="float" office:value="-0.300000000000009" calcext:value-type="float">
            <text:p>-0,300000000000009</text:p>
          </table:table-cell>
          <table:table-cell table:style-name="ce18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18" office:value-type="float" office:value="-0.200000000000009" calcext:value-type="float">
            <text:p>-0,200000000000009</text:p>
          </table:table-cell>
          <table:table-cell table:style-name="ce18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18" office:value-type="float" office:value="-0.10000000000001" calcext:value-type="float">
            <text:p>-0,10000000000001</text:p>
          </table:table-cell>
          <table:table-cell table:style-name="ce18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18" office:value-type="float" office:value="0.0999999999999899" calcext:value-type="float">
            <text:p>0,09999999999999</text:p>
          </table:table-cell>
          <table:table-cell table:style-name="ce18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18" office:value-type="float" office:value="0.19999999999999" calcext:value-type="float">
            <text:p>0,19999999999999</text:p>
          </table:table-cell>
          <table:table-cell table:style-name="ce18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18" office:value-type="float" office:value="0.29999999999999" calcext:value-type="float">
            <text:p>0,29999999999999</text:p>
          </table:table-cell>
          <table:table-cell table:style-name="ce18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18" office:value-type="float" office:value="0.39999999999999" calcext:value-type="float">
            <text:p>0,39999999999999</text:p>
          </table:table-cell>
          <table:table-cell table:style-name="ce18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18" office:value-type="float" office:value="0.49999999999999" calcext:value-type="float">
            <text:p>0,49999999999999</text:p>
          </table:table-cell>
          <table:table-cell table:style-name="ce18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18" office:value-type="float" office:value="0.59999999999999" calcext:value-type="float">
            <text:p>0,59999999999999</text:p>
          </table:table-cell>
          <table:table-cell table:style-name="ce18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18" office:value-type="float" office:value="0.69999999999999" calcext:value-type="float">
            <text:p>0,69999999999999</text:p>
          </table:table-cell>
          <table:table-cell table:style-name="ce18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18" office:value-type="float" office:value="0.79999999999999" calcext:value-type="float">
            <text:p>0,79999999999999</text:p>
          </table:table-cell>
          <table:table-cell table:style-name="ce18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18" office:value-type="float" office:value="0.89999999999999" calcext:value-type="float">
            <text:p>0,89999999999999</text:p>
          </table:table-cell>
          <table:table-cell table:style-name="ce18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18" office:value-type="float" office:value="0.99999999999999" calcext:value-type="float">
            <text:p>0,99999999999999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8" office:value-type="float" office:value="1.09999999999999" calcext:value-type="float">
            <text:p>1,09999999999999</text:p>
          </table:table-cell>
          <table:table-cell table:style-name="ce18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18" office:value-type="float" office:value="1.19999999999999" calcext:value-type="float">
            <text:p>1,19999999999999</text:p>
          </table:table-cell>
          <table:table-cell table:style-name="ce18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18" office:value-type="float" office:value="1.29999999999999" calcext:value-type="float">
            <text:p>1,29999999999999</text:p>
          </table:table-cell>
          <table:table-cell table:style-name="ce18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18" office:value-type="float" office:value="1.39999999999999" calcext:value-type="float">
            <text:p>1,39999999999999</text:p>
          </table:table-cell>
          <table:table-cell table:style-name="ce18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18" office:value-type="float" office:value="1.49999999999999" calcext:value-type="float">
            <text:p>1,49999999999999</text:p>
          </table:table-cell>
          <table:table-cell table:style-name="ce18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18" office:value-type="float" office:value="1.59999999999999" calcext:value-type="float">
            <text:p>1,59999999999999</text:p>
          </table:table-cell>
          <table:table-cell table:style-name="ce18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18" office:value-type="float" office:value="1.69999999999999" calcext:value-type="float">
            <text:p>1,69999999999999</text:p>
          </table:table-cell>
          <table:table-cell table:style-name="ce18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18" office:value-type="float" office:value="1.79999999999999" calcext:value-type="float">
            <text:p>1,79999999999999</text:p>
          </table:table-cell>
          <table:table-cell table:style-name="ce18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18" office:value-type="float" office:value="1.89999999999999" calcext:value-type="float">
            <text:p>1,89999999999999</text:p>
          </table:table-cell>
          <table:table-cell table:style-name="ce18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18" office:value-type="float" office:value="1.99999999999999" calcext:value-type="float">
            <text:p>1,99999999999999</text:p>
          </table:table-cell>
          <table:table-cell table:style-name="ce18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18" office:value-type="float" office:value="2.09999999999999" calcext:value-type="float">
            <text:p>2,09999999999999</text:p>
          </table:table-cell>
          <table:table-cell table:style-name="ce18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18" office:value-type="float" office:value="2.19999999999999" calcext:value-type="float">
            <text:p>2,19999999999999</text:p>
          </table:table-cell>
          <table:table-cell table:style-name="ce18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18" office:value-type="float" office:value="2.29999999999999" calcext:value-type="float">
            <text:p>2,29999999999999</text:p>
          </table:table-cell>
          <table:table-cell table:style-name="ce18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18" office:value-type="float" office:value="2.39999999999999" calcext:value-type="float">
            <text:p>2,39999999999999</text:p>
          </table:table-cell>
          <table:table-cell table:style-name="ce18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18" office:value-type="float" office:value="2.49999999999999" calcext:value-type="float">
            <text:p>2,49999999999999</text:p>
          </table:table-cell>
          <table:table-cell table:style-name="ce18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18" office:value-type="float" office:value="2.59999999999999" calcext:value-type="float">
            <text:p>2,59999999999999</text:p>
          </table:table-cell>
          <table:table-cell table:style-name="ce18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18" office:value-type="float" office:value="2.69999999999999" calcext:value-type="float">
            <text:p>2,69999999999999</text:p>
          </table:table-cell>
          <table:table-cell table:style-name="ce18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18" office:value-type="float" office:value="2.79999999999999" calcext:value-type="float">
            <text:p>2,79999999999999</text:p>
          </table:table-cell>
          <table:table-cell table:style-name="ce18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18" office:value-type="float" office:value="2.89999999999999" calcext:value-type="float">
            <text:p>2,89999999999999</text:p>
          </table:table-cell>
          <table:table-cell table:style-name="ce18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18" office:value-type="float" office:value="2.99999999999999" calcext:value-type="float">
            <text:p>2,99999999999999</text:p>
          </table:table-cell>
          <table:table-cell table:style-name="ce18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18" office:value-type="float" office:value="3.09999999999999" calcext:value-type="float">
            <text:p>3,09999999999999</text:p>
          </table:table-cell>
          <table:table-cell table:style-name="ce18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18" office:value-type="float" office:value="3.19999999999999" calcext:value-type="float">
            <text:p>3,19999999999999</text:p>
          </table:table-cell>
          <table:table-cell table:style-name="ce18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18" office:value-type="float" office:value="3.29999999999999" calcext:value-type="float">
            <text:p>3,29999999999999</text:p>
          </table:table-cell>
          <table:table-cell table:style-name="ce18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18" office:value-type="float" office:value="3.39999999999999" calcext:value-type="float">
            <text:p>3,39999999999999</text:p>
          </table:table-cell>
          <table:table-cell table:style-name="ce18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18" office:value-type="float" office:value="3.49999999999999" calcext:value-type="float">
            <text:p>3,49999999999999</text:p>
          </table:table-cell>
          <table:table-cell table:style-name="ce18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18" office:value-type="float" office:value="3.59999999999999" calcext:value-type="float">
            <text:p>3,59999999999999</text:p>
          </table:table-cell>
          <table:table-cell table:style-name="ce18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18" office:value-type="float" office:value="3.69999999999999" calcext:value-type="float">
            <text:p>3,69999999999999</text:p>
          </table:table-cell>
          <table:table-cell table:style-name="ce18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18" office:value-type="float" office:value="3.79999999999999" calcext:value-type="float">
            <text:p>3,79999999999999</text:p>
          </table:table-cell>
          <table:table-cell table:style-name="ce18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18" office:value-type="float" office:value="3.89999999999999" calcext:value-type="float">
            <text:p>3,89999999999999</text:p>
          </table:table-cell>
          <table:table-cell table:style-name="ce18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18" office:value-type="float" office:value="3.99999999999999" calcext:value-type="float">
            <text:p>3,99999999999999</text:p>
          </table:table-cell>
          <table:table-cell table:style-name="ce18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18" office:value-type="float" office:value="4.09999999999999" calcext:value-type="float">
            <text:p>4,09999999999999</text:p>
          </table:table-cell>
          <table:table-cell table:style-name="ce18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18" office:value-type="float" office:value="4.19999999999999" calcext:value-type="float">
            <text:p>4,19999999999999</text:p>
          </table:table-cell>
          <table:table-cell table:style-name="ce18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18" office:value-type="float" office:value="4.29999999999999" calcext:value-type="float">
            <text:p>4,29999999999999</text:p>
          </table:table-cell>
          <table:table-cell table:style-name="ce18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18" office:value-type="float" office:value="4.4" calcext:value-type="float">
            <text:p>4,4</text:p>
          </table:table-cell>
          <table:table-cell table:style-name="ce18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18" office:value-type="float" office:value="4.49999999999999" calcext:value-type="float">
            <text:p>4,49999999999999</text:p>
          </table:table-cell>
          <table:table-cell table:style-name="ce18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18" office:value-type="float" office:value="4.59999999999999" calcext:value-type="float">
            <text:p>4,59999999999999</text:p>
          </table:table-cell>
          <table:table-cell table:style-name="ce18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18" office:value-type="float" office:value="4.7" calcext:value-type="float">
            <text:p>4,7</text:p>
          </table:table-cell>
          <table:table-cell table:style-name="ce18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18" office:value-type="float" office:value="4.8" calcext:value-type="float">
            <text:p>4,8</text:p>
          </table:table-cell>
          <table:table-cell table:style-name="ce18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18" office:value-type="float" office:value="4.9" calcext:value-type="float">
            <text:p>4,9</text:p>
          </table:table-cell>
          <table:table-cell table:style-name="ce18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18" office:value-type="float" office:value="4.99999999999999" calcext:value-type="float">
            <text:p>4,99999999999999</text:p>
          </table:table-cell>
          <table:table-cell table:style-name="ce18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60.67mm" svg:height="90.37mm" svg:x="93.2mm" svg:y="12.21mm">
            <loext:p/>
            <draw:object draw:notify-on-update-of-ranges="'4. Matematyczne II'.B1:'4. Matematyczne II'.B1 '4. Matematyczne II'.B2:'4. Matematyczne II'.B146 '4. Matematyczne II'.C1:'4. Matematyczne II'.C1 '4. Matematyczne II'.C2:'4. Matematyczne II'.C146 '4. Matematyczne II'.D1:'4. Matematyczne II'.D1 '4. Matematyczne II'.D2:'4. Matematyczne II'.D14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95.89mm" svg:y="14.85mm">
            <loext:p/>
            <draw:object draw:notify-on-update-of-ranges="'4. Matematyczne II'.A2:'4. Matematyczne II'.A146 '4. Matematyczne II'.B1:'4. Matematyczne II'.B1 '4. Matematyczne II'.B2:'4. Matematyczne II'.B146 '4. Matematyczne II'.A2:'4. Matematyczne II'.A146 '4. Matematyczne II'.C1:'4. Matematyczne II'.C1 '4. Matematyczne II'.C2:'4. Matematyczne II'.C146 '4. Matematyczne II'.A2:'4. Matematyczne II'.A146 '4. Matematyczne II'.D1:'4. Matematyczne II'.D1 '4. Matematyczne II'.D2:'4. Matematyczne II'.D14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ce14"/>
        <table:table-column table:style-name="co7" table:number-columns-repeated="3" table:default-cell-style-name="ce14"/>
        <table:table-column table:style-name="co3" table:number-columns-repeated="1020" table:default-cell-style-name="ce14"/>
        <table:table-row table:style-name="ro1"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 = sin(x)</text:p>
          </table:table-cell>
          <table:table-cell table:style-name="ce19" office:value-type="string" calcext:value-type="string">
            <text:p>y = sin(3x)</text:p>
          </table:table-cell>
          <table:table-cell table:style-name="ce19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18" office:value-type="float" office:value="-360" calcext:value-type="float">
            <text:p>-360</text:p>
          </table:table-cell>
          <table:table-cell table:style-name="ce18" table:formula="of:=SIN(RADIANS([.A2]))" office:value-type="float" office:value="2.44929359829471E-016" calcext:value-type="float">
            <text:p>2,44929359829471E-16</text:p>
          </table:table-cell>
          <table:table-cell table:style-name="ce18" table:formula="of:=SIN(RADIANS([.A2])*3)" office:value-type="float" office:value="7.34788079488412E-016" calcext:value-type="float">
            <text:p>7,34788079488412E-16</text:p>
          </table:table-cell>
          <table:table-cell table:style-name="ce18" table:formula="of:=3*SIN(RADIANS([.A2])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18" office:value-type="float" office:value="-355" calcext:value-type="float">
            <text:p>-355</text:p>
          </table:table-cell>
          <table:table-cell table:style-name="ce18" table:formula="of:=SIN(RADIANS([.A3]))" office:value-type="float" office:value="0.0871557427476583" calcext:value-type="float">
            <text:p>0,087155742747658</text:p>
          </table:table-cell>
          <table:table-cell table:style-name="ce18" table:formula="of:=SIN(RADIANS([.A3])*3)" office:value-type="float" office:value="0.258819045102523" calcext:value-type="float">
            <text:p>0,258819045102523</text:p>
          </table:table-cell>
          <table:table-cell table:style-name="ce18" table:formula="of:=3*SIN(RADIANS([.A3]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18" office:value-type="float" office:value="-350" calcext:value-type="float">
            <text:p>-350</text:p>
          </table:table-cell>
          <table:table-cell table:style-name="ce18" table:formula="of:=SIN(RADIANS([.A4]))" office:value-type="float" office:value="0.17364817766693" calcext:value-type="float">
            <text:p>0,17364817766693</text:p>
          </table:table-cell>
          <table:table-cell table:style-name="ce18" table:formula="of:=SIN(RADIANS([.A4])*3)" office:value-type="float" office:value="0.5" calcext:value-type="float">
            <text:p>0,5</text:p>
          </table:table-cell>
          <table:table-cell table:style-name="ce18" table:formula="of:=3*SIN(RADIANS([.A4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8" office:value-type="float" office:value="-345" calcext:value-type="float">
            <text:p>-345</text:p>
          </table:table-cell>
          <table:table-cell table:style-name="ce18" table:formula="of:=SIN(RADIANS([.A5]))" office:value-type="float" office:value="0.258819045102521" calcext:value-type="float">
            <text:p>0,258819045102521</text:p>
          </table:table-cell>
          <table:table-cell table:style-name="ce18" table:formula="of:=SIN(RADIANS([.A5])*3)" office:value-type="float" office:value="0.707106781186546" calcext:value-type="float">
            <text:p>0,707106781186546</text:p>
          </table:table-cell>
          <table:table-cell table:style-name="ce18" table:formula="of:=3*SIN(RADIANS([.A5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18" office:value-type="float" office:value="-340" calcext:value-type="float">
            <text:p>-340</text:p>
          </table:table-cell>
          <table:table-cell table:style-name="ce18" table:formula="of:=SIN(RADIANS([.A6]))" office:value-type="float" office:value="0.342020143325669" calcext:value-type="float">
            <text:p>0,342020143325669</text:p>
          </table:table-cell>
          <table:table-cell table:style-name="ce18" table:formula="of:=SIN(RADIANS([.A6])*3)" office:value-type="float" office:value="0.866025403784438" calcext:value-type="float">
            <text:p>0,866025403784438</text:p>
          </table:table-cell>
          <table:table-cell table:style-name="ce18" table:formula="of:=3*SIN(RADIANS([.A6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8" office:value-type="float" office:value="-335" calcext:value-type="float">
            <text:p>-335</text:p>
          </table:table-cell>
          <table:table-cell table:style-name="ce18" table:formula="of:=SIN(RADIANS([.A7]))" office:value-type="float" office:value="0.422618261740699" calcext:value-type="float">
            <text:p>0,422618261740699</text:p>
          </table:table-cell>
          <table:table-cell table:style-name="ce18" table:formula="of:=SIN(RADIANS([.A7])*3)" office:value-type="float" office:value="0.965925826289069" calcext:value-type="float">
            <text:p>0,965925826289069</text:p>
          </table:table-cell>
          <table:table-cell table:style-name="ce18" table:formula="of:=3*SIN(RADIANS([.A7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8" office:value-type="float" office:value="-330" calcext:value-type="float">
            <text:p>-330</text:p>
          </table:table-cell>
          <table:table-cell table:style-name="ce18" table:formula="of:=SIN(RADIANS([.A8]))" office:value-type="float" office:value="0.5" calcext:value-type="float">
            <text:p>0,5</text:p>
          </table:table-cell>
          <table:table-cell table:style-name="ce18" table:formula="of:=SIN(RADIANS([.A8])*3)" office:value-type="float" office:value="1" calcext:value-type="float">
            <text:p>1</text:p>
          </table:table-cell>
          <table:table-cell table:style-name="ce18" table:formula="of:=3*SIN(RADIANS([.A8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8" office:value-type="float" office:value="-325" calcext:value-type="float">
            <text:p>-325</text:p>
          </table:table-cell>
          <table:table-cell table:style-name="ce18" table:formula="of:=SIN(RADIANS([.A9]))" office:value-type="float" office:value="0.573576436351046" calcext:value-type="float">
            <text:p>0,573576436351046</text:p>
          </table:table-cell>
          <table:table-cell table:style-name="ce18" table:formula="of:=SIN(RADIANS([.A9])*3)" office:value-type="float" office:value="0.965925826289068" calcext:value-type="float">
            <text:p>0,965925826289068</text:p>
          </table:table-cell>
          <table:table-cell table:style-name="ce18" table:formula="of:=3*SIN(RADIANS([.A9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8" office:value-type="float" office:value="-320" calcext:value-type="float">
            <text:p>-320</text:p>
          </table:table-cell>
          <table:table-cell table:style-name="ce18" table:formula="of:=SIN(RADIANS([.A10]))" office:value-type="float" office:value="0.64278760968654" calcext:value-type="float">
            <text:p>0,64278760968654</text:p>
          </table:table-cell>
          <table:table-cell table:style-name="ce18" table:formula="of:=SIN(RADIANS([.A10])*3)" office:value-type="float" office:value="0.866025403784438" calcext:value-type="float">
            <text:p>0,866025403784438</text:p>
          </table:table-cell>
          <table:table-cell table:style-name="ce18" table:formula="of:=3*SIN(RADIANS([.A10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8" office:value-type="float" office:value="-315" calcext:value-type="float">
            <text:p>-315</text:p>
          </table:table-cell>
          <table:table-cell table:style-name="ce18" table:formula="of:=SIN(RADIANS([.A11]))" office:value-type="float" office:value="0.707106781186548" calcext:value-type="float">
            <text:p>0,707106781186548</text:p>
          </table:table-cell>
          <table:table-cell table:style-name="ce18" table:formula="of:=SIN(RADIANS([.A11])*3)" office:value-type="float" office:value="0.707106781186548" calcext:value-type="float">
            <text:p>0,707106781186548</text:p>
          </table:table-cell>
          <table:table-cell table:style-name="ce18" table:formula="of:=3*SIN(RADIANS([.A11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8" office:value-type="float" office:value="-310" calcext:value-type="float">
            <text:p>-310</text:p>
          </table:table-cell>
          <table:table-cell table:style-name="ce18" table:formula="of:=SIN(RADIANS([.A12]))" office:value-type="float" office:value="0.766044443118978" calcext:value-type="float">
            <text:p>0,766044443118978</text:p>
          </table:table-cell>
          <table:table-cell table:style-name="ce18" table:formula="of:=SIN(RADIANS([.A12])*3)" office:value-type="float" office:value="0.499999999999999" calcext:value-type="float">
            <text:p>0,499999999999999</text:p>
          </table:table-cell>
          <table:table-cell table:style-name="ce18" table:formula="of:=3*SIN(RADIANS([.A12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8" office:value-type="float" office:value="-305" calcext:value-type="float">
            <text:p>-305</text:p>
          </table:table-cell>
          <table:table-cell table:style-name="ce18" table:formula="of:=SIN(RADIANS([.A13]))" office:value-type="float" office:value="0.819152044288992" calcext:value-type="float">
            <text:p>0,819152044288992</text:p>
          </table:table-cell>
          <table:table-cell table:style-name="ce18" table:formula="of:=SIN(RADIANS([.A13])*3)" office:value-type="float" office:value="0.258819045102522" calcext:value-type="float">
            <text:p>0,258819045102522</text:p>
          </table:table-cell>
          <table:table-cell table:style-name="ce18" table:formula="of:=3*SIN(RADIANS([.A13]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18" office:value-type="float" office:value="-300" calcext:value-type="float">
            <text:p>-300</text:p>
          </table:table-cell>
          <table:table-cell table:style-name="ce18" table:formula="of:=SIN(RADIANS([.A14]))" office:value-type="float" office:value="0.866025403784439" calcext:value-type="float">
            <text:p>0,866025403784439</text:p>
          </table:table-cell>
          <table:table-cell table:style-name="ce18" table:formula="of:=SIN(RADIANS([.A14])*3)" office:value-type="float" office:value="-6.12323399573677E-016" calcext:value-type="float">
            <text:p>-6,12323399573677E-16</text:p>
          </table:table-cell>
          <table:table-cell table:style-name="ce18" table:formula="of:=3*SIN(RADIANS([.A14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8" office:value-type="float" office:value="-295" calcext:value-type="float">
            <text:p>-295</text:p>
          </table:table-cell>
          <table:table-cell table:style-name="ce18" table:formula="of:=SIN(RADIANS([.A15]))" office:value-type="float" office:value="0.90630778703665" calcext:value-type="float">
            <text:p>0,90630778703665</text:p>
          </table:table-cell>
          <table:table-cell table:style-name="ce18" table:formula="of:=SIN(RADIANS([.A15])*3)" office:value-type="float" office:value="-0.258819045102519" calcext:value-type="float">
            <text:p>-0,258819045102519</text:p>
          </table:table-cell>
          <table:table-cell table:style-name="ce18" table:formula="of:=3*SIN(RADIANS([.A15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8" office:value-type="float" office:value="-290" calcext:value-type="float">
            <text:p>-290</text:p>
          </table:table-cell>
          <table:table-cell table:style-name="ce18" table:formula="of:=SIN(RADIANS([.A16]))" office:value-type="float" office:value="0.939692620785908" calcext:value-type="float">
            <text:p>0,939692620785908</text:p>
          </table:table-cell>
          <table:table-cell table:style-name="ce18" table:formula="of:=SIN(RADIANS([.A16])*3)" office:value-type="float" office:value="-0.5" calcext:value-type="float">
            <text:p>-0,5</text:p>
          </table:table-cell>
          <table:table-cell table:style-name="ce18" table:formula="of:=3*SIN(RADIANS([.A16]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18" office:value-type="float" office:value="-285" calcext:value-type="float">
            <text:p>-285</text:p>
          </table:table-cell>
          <table:table-cell table:style-name="ce18" table:formula="of:=SIN(RADIANS([.A17]))" office:value-type="float" office:value="0.965925826289068" calcext:value-type="float">
            <text:p>0,965925826289068</text:p>
          </table:table-cell>
          <table:table-cell table:style-name="ce18" table:formula="of:=SIN(RADIANS([.A17])*3)" office:value-type="float" office:value="-0.707106781186549" calcext:value-type="float">
            <text:p>-0,707106781186549</text:p>
          </table:table-cell>
          <table:table-cell table:style-name="ce18" table:formula="of:=3*SIN(RADIANS([.A17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8" office:value-type="float" office:value="-280" calcext:value-type="float">
            <text:p>-280</text:p>
          </table:table-cell>
          <table:table-cell table:style-name="ce18" table:formula="of:=SIN(RADIANS([.A18]))" office:value-type="float" office:value="0.984807753012208" calcext:value-type="float">
            <text:p>0,984807753012208</text:p>
          </table:table-cell>
          <table:table-cell table:style-name="ce18" table:formula="of:=SIN(RADIANS([.A18])*3)" office:value-type="float" office:value="-0.866025403784439" calcext:value-type="float">
            <text:p>-0,866025403784439</text:p>
          </table:table-cell>
          <table:table-cell table:style-name="ce18" table:formula="of:=3*SIN(RADIANS([.A18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8" office:value-type="float" office:value="-275" calcext:value-type="float">
            <text:p>-275</text:p>
          </table:table-cell>
          <table:table-cell table:style-name="ce18" table:formula="of:=SIN(RADIANS([.A19]))" office:value-type="float" office:value="0.996194698091746" calcext:value-type="float">
            <text:p>0,996194698091746</text:p>
          </table:table-cell>
          <table:table-cell table:style-name="ce18" table:formula="of:=SIN(RADIANS([.A19])*3)" office:value-type="float" office:value="-0.965925826289069" calcext:value-type="float">
            <text:p>-0,965925826289069</text:p>
          </table:table-cell>
          <table:table-cell table:style-name="ce18" table:formula="of:=3*SIN(RADIANS([.A19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8" office:value-type="float" office:value="-270" calcext:value-type="float">
            <text:p>-270</text:p>
          </table:table-cell>
          <table:table-cell table:style-name="ce18" table:formula="of:=SIN(RADIANS([.A20]))" office:value-type="float" office:value="1" calcext:value-type="float">
            <text:p>1</text:p>
          </table:table-cell>
          <table:table-cell table:style-name="ce18" table:formula="of:=SIN(RADIANS([.A20])*3)" office:value-type="float" office:value="-1" calcext:value-type="float">
            <text:p>-1</text:p>
          </table:table-cell>
          <table:table-cell table:style-name="ce18" table:formula="of:=3*SIN(RADIANS([.A20]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float" office:value="-265" calcext:value-type="float">
            <text:p>-265</text:p>
          </table:table-cell>
          <table:table-cell table:style-name="ce18" table:formula="of:=SIN(RADIANS([.A21]))" office:value-type="float" office:value="0.996194698091746" calcext:value-type="float">
            <text:p>0,996194698091746</text:p>
          </table:table-cell>
          <table:table-cell table:style-name="ce18" table:formula="of:=SIN(RADIANS([.A21])*3)" office:value-type="float" office:value="-0.965925826289068" calcext:value-type="float">
            <text:p>-0,965925826289068</text:p>
          </table:table-cell>
          <table:table-cell table:style-name="ce18" table:formula="of:=3*SIN(RADIANS([.A21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8" office:value-type="float" office:value="-260" calcext:value-type="float">
            <text:p>-260</text:p>
          </table:table-cell>
          <table:table-cell table:style-name="ce18" table:formula="of:=SIN(RADIANS([.A22]))" office:value-type="float" office:value="0.984807753012208" calcext:value-type="float">
            <text:p>0,984807753012208</text:p>
          </table:table-cell>
          <table:table-cell table:style-name="ce18" table:formula="of:=SIN(RADIANS([.A22])*3)" office:value-type="float" office:value="-0.866025403784439" calcext:value-type="float">
            <text:p>-0,866025403784439</text:p>
          </table:table-cell>
          <table:table-cell table:style-name="ce18" table:formula="of:=3*SIN(RADIANS([.A22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8" office:value-type="float" office:value="-255" calcext:value-type="float">
            <text:p>-255</text:p>
          </table:table-cell>
          <table:table-cell table:style-name="ce18" table:formula="of:=SIN(RADIANS([.A23]))" office:value-type="float" office:value="0.965925826289068" calcext:value-type="float">
            <text:p>0,965925826289068</text:p>
          </table:table-cell>
          <table:table-cell table:style-name="ce18" table:formula="of:=SIN(RADIANS([.A23])*3)" office:value-type="float" office:value="-0.707106781186548" calcext:value-type="float">
            <text:p>-0,707106781186548</text:p>
          </table:table-cell>
          <table:table-cell table:style-name="ce18" table:formula="of:=3*SIN(RADIANS([.A23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8" office:value-type="float" office:value="-250" calcext:value-type="float">
            <text:p>-250</text:p>
          </table:table-cell>
          <table:table-cell table:style-name="ce18" table:formula="of:=SIN(RADIANS([.A24]))" office:value-type="float" office:value="0.939692620785908" calcext:value-type="float">
            <text:p>0,939692620785908</text:p>
          </table:table-cell>
          <table:table-cell table:style-name="ce18" table:formula="of:=SIN(RADIANS([.A24])*3)" office:value-type="float" office:value="-0.500000000000001" calcext:value-type="float">
            <text:p>-0,500000000000001</text:p>
          </table:table-cell>
          <table:table-cell table:style-name="ce18" table:formula="of:=3*SIN(RADIANS([.A24]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18" office:value-type="float" office:value="-245" calcext:value-type="float">
            <text:p>-245</text:p>
          </table:table-cell>
          <table:table-cell table:style-name="ce18" table:formula="of:=SIN(RADIANS([.A25]))" office:value-type="float" office:value="0.90630778703665" calcext:value-type="float">
            <text:p>0,90630778703665</text:p>
          </table:table-cell>
          <table:table-cell table:style-name="ce18" table:formula="of:=SIN(RADIANS([.A25])*3)" office:value-type="float" office:value="-0.258819045102522" calcext:value-type="float">
            <text:p>-0,258819045102522</text:p>
          </table:table-cell>
          <table:table-cell table:style-name="ce18" table:formula="of:=3*SIN(RADIANS([.A25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8" office:value-type="float" office:value="-240" calcext:value-type="float">
            <text:p>-240</text:p>
          </table:table-cell>
          <table:table-cell table:style-name="ce18" table:formula="of:=SIN(RADIANS([.A26]))" office:value-type="float" office:value="0.866025403784438" calcext:value-type="float">
            <text:p>0,866025403784438</text:p>
          </table:table-cell>
          <table:table-cell table:style-name="ce18" table:formula="of:=SIN(RADIANS([.A26])*3)" office:value-type="float" office:value="4.89858719658941E-016" calcext:value-type="float">
            <text:p>4,89858719658941E-16</text:p>
          </table:table-cell>
          <table:table-cell table:style-name="ce18" table:formula="of:=3*SIN(RADIANS([.A26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8" office:value-type="float" office:value="-235" calcext:value-type="float">
            <text:p>-235</text:p>
          </table:table-cell>
          <table:table-cell table:style-name="ce18" table:formula="of:=SIN(RADIANS([.A27]))" office:value-type="float" office:value="0.819152044288992" calcext:value-type="float">
            <text:p>0,819152044288992</text:p>
          </table:table-cell>
          <table:table-cell table:style-name="ce18" table:formula="of:=SIN(RADIANS([.A27])*3)" office:value-type="float" office:value="0.258819045102523" calcext:value-type="float">
            <text:p>0,258819045102523</text:p>
          </table:table-cell>
          <table:table-cell table:style-name="ce18" table:formula="of:=3*SIN(RADIANS([.A27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18" office:value-type="float" office:value="-230" calcext:value-type="float">
            <text:p>-230</text:p>
          </table:table-cell>
          <table:table-cell table:style-name="ce18" table:formula="of:=SIN(RADIANS([.A28]))" office:value-type="float" office:value="0.766044443118978" calcext:value-type="float">
            <text:p>0,766044443118978</text:p>
          </table:table-cell>
          <table:table-cell table:style-name="ce18" table:formula="of:=SIN(RADIANS([.A28])*3)" office:value-type="float" office:value="0.5" calcext:value-type="float">
            <text:p>0,5</text:p>
          </table:table-cell>
          <table:table-cell table:style-name="ce18" table:formula="of:=3*SIN(RADIANS([.A28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8" office:value-type="float" office:value="-225" calcext:value-type="float">
            <text:p>-225</text:p>
          </table:table-cell>
          <table:table-cell table:style-name="ce18" table:formula="of:=SIN(RADIANS([.A29]))" office:value-type="float" office:value="0.707106781186547" calcext:value-type="float">
            <text:p>0,707106781186547</text:p>
          </table:table-cell>
          <table:table-cell table:style-name="ce18" table:formula="of:=SIN(RADIANS([.A29])*3)" office:value-type="float" office:value="0.707106781186548" calcext:value-type="float">
            <text:p>0,707106781186548</text:p>
          </table:table-cell>
          <table:table-cell table:style-name="ce18" table:formula="of:=3*SIN(RADIANS([.A29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8" office:value-type="float" office:value="-220" calcext:value-type="float">
            <text:p>-220</text:p>
          </table:table-cell>
          <table:table-cell table:style-name="ce18" table:formula="of:=SIN(RADIANS([.A30]))" office:value-type="float" office:value="0.642787609686539" calcext:value-type="float">
            <text:p>0,642787609686539</text:p>
          </table:table-cell>
          <table:table-cell table:style-name="ce18" table:formula="of:=SIN(RADIANS([.A30])*3)" office:value-type="float" office:value="0.866025403784438" calcext:value-type="float">
            <text:p>0,866025403784438</text:p>
          </table:table-cell>
          <table:table-cell table:style-name="ce18" table:formula="of:=3*SIN(RADIANS([.A30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8" office:value-type="float" office:value="-215" calcext:value-type="float">
            <text:p>-215</text:p>
          </table:table-cell>
          <table:table-cell table:style-name="ce18" table:formula="of:=SIN(RADIANS([.A31]))" office:value-type="float" office:value="0.573576436351046" calcext:value-type="float">
            <text:p>0,573576436351046</text:p>
          </table:table-cell>
          <table:table-cell table:style-name="ce18" table:formula="of:=SIN(RADIANS([.A31])*3)" office:value-type="float" office:value="0.965925826289068" calcext:value-type="float">
            <text:p>0,965925826289068</text:p>
          </table:table-cell>
          <table:table-cell table:style-name="ce18" table:formula="of:=3*SIN(RADIANS([.A31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8" office:value-type="float" office:value="-210" calcext:value-type="float">
            <text:p>-210</text:p>
          </table:table-cell>
          <table:table-cell table:style-name="ce18" table:formula="of:=SIN(RADIANS([.A32]))" office:value-type="float" office:value="0.5" calcext:value-type="float">
            <text:p>0,5</text:p>
          </table:table-cell>
          <table:table-cell table:style-name="ce18" table:formula="of:=SIN(RADIANS([.A32])*3)" office:value-type="float" office:value="1" calcext:value-type="float">
            <text:p>1</text:p>
          </table:table-cell>
          <table:table-cell table:style-name="ce18" table:formula="of:=3*SIN(RADIANS([.A32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8" office:value-type="float" office:value="-205" calcext:value-type="float">
            <text:p>-205</text:p>
          </table:table-cell>
          <table:table-cell table:style-name="ce18" table:formula="of:=SIN(RADIANS([.A33]))" office:value-type="float" office:value="0.422618261740699" calcext:value-type="float">
            <text:p>0,422618261740699</text:p>
          </table:table-cell>
          <table:table-cell table:style-name="ce18" table:formula="of:=SIN(RADIANS([.A33])*3)" office:value-type="float" office:value="0.965925826289068" calcext:value-type="float">
            <text:p>0,965925826289068</text:p>
          </table:table-cell>
          <table:table-cell table:style-name="ce18" table:formula="of:=3*SIN(RADIANS([.A33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8" office:value-type="float" office:value="-200" calcext:value-type="float">
            <text:p>-200</text:p>
          </table:table-cell>
          <table:table-cell table:style-name="ce18" table:formula="of:=SIN(RADIANS([.A34]))" office:value-type="float" office:value="0.342020143325669" calcext:value-type="float">
            <text:p>0,342020143325669</text:p>
          </table:table-cell>
          <table:table-cell table:style-name="ce18" table:formula="of:=SIN(RADIANS([.A34])*3)" office:value-type="float" office:value="0.866025403784439" calcext:value-type="float">
            <text:p>0,866025403784439</text:p>
          </table:table-cell>
          <table:table-cell table:style-name="ce18" table:formula="of:=3*SIN(RADIANS([.A34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8" office:value-type="float" office:value="-195" calcext:value-type="float">
            <text:p>-195</text:p>
          </table:table-cell>
          <table:table-cell table:style-name="ce18" table:formula="of:=SIN(RADIANS([.A35]))" office:value-type="float" office:value="0.258819045102521" calcext:value-type="float">
            <text:p>0,258819045102521</text:p>
          </table:table-cell>
          <table:table-cell table:style-name="ce18" table:formula="of:=SIN(RADIANS([.A35])*3)" office:value-type="float" office:value="0.707106781186548" calcext:value-type="float">
            <text:p>0,707106781186548</text:p>
          </table:table-cell>
          <table:table-cell table:style-name="ce18" table:formula="of:=3*SIN(RADIANS([.A35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18" office:value-type="float" office:value="-190" calcext:value-type="float">
            <text:p>-190</text:p>
          </table:table-cell>
          <table:table-cell table:style-name="ce18" table:formula="of:=SIN(RADIANS([.A36]))" office:value-type="float" office:value="0.17364817766693" calcext:value-type="float">
            <text:p>0,17364817766693</text:p>
          </table:table-cell>
          <table:table-cell table:style-name="ce18" table:formula="of:=SIN(RADIANS([.A36])*3)" office:value-type="float" office:value="0.500000000000001" calcext:value-type="float">
            <text:p>0,500000000000001</text:p>
          </table:table-cell>
          <table:table-cell table:style-name="ce18" table:formula="of:=3*SIN(RADIANS([.A36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8" office:value-type="float" office:value="-185" calcext:value-type="float">
            <text:p>-185</text:p>
          </table:table-cell>
          <table:table-cell table:style-name="ce18" table:formula="of:=SIN(RADIANS([.A37]))" office:value-type="float" office:value="0.0871557427476579" calcext:value-type="float">
            <text:p>0,087155742747658</text:p>
          </table:table-cell>
          <table:table-cell table:style-name="ce18" table:formula="of:=SIN(RADIANS([.A37])*3)" office:value-type="float" office:value="0.25881904510252" calcext:value-type="float">
            <text:p>0,25881904510252</text:p>
          </table:table-cell>
          <table:table-cell table:style-name="ce18" table:formula="of:=3*SIN(RADIANS([.A37]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18" office:value-type="float" office:value="-180" calcext:value-type="float">
            <text:p>-180</text:p>
          </table:table-cell>
          <table:table-cell table:style-name="ce18" table:formula="of:=SIN(RADIANS([.A38]))" office:value-type="float" office:value="-1.22464679914735E-016" calcext:value-type="float">
            <text:p>-1,22464679914735E-16</text:p>
          </table:table-cell>
          <table:table-cell table:style-name="ce18" table:formula="of:=SIN(RADIANS([.A38])*3)" office:value-type="float" office:value="-3.67394039744206E-016" calcext:value-type="float">
            <text:p>-3,67394039744206E-16</text:p>
          </table:table-cell>
          <table:table-cell table:style-name="ce18" table:formula="of:=3*SIN(RADIANS([.A38])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18" office:value-type="float" office:value="-175" calcext:value-type="float">
            <text:p>-175</text:p>
          </table:table-cell>
          <table:table-cell table:style-name="ce18" table:formula="of:=SIN(RADIANS([.A39]))" office:value-type="float" office:value="-0.0871557427476582" calcext:value-type="float">
            <text:p>-0,087155742747658</text:p>
          </table:table-cell>
          <table:table-cell table:style-name="ce18" table:formula="of:=SIN(RADIANS([.A39])*3)" office:value-type="float" office:value="-0.258819045102521" calcext:value-type="float">
            <text:p>-0,258819045102521</text:p>
          </table:table-cell>
          <table:table-cell table:style-name="ce18" table:formula="of:=3*SIN(RADIANS([.A39]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18" office:value-type="float" office:value="-170" calcext:value-type="float">
            <text:p>-170</text:p>
          </table:table-cell>
          <table:table-cell table:style-name="ce18" table:formula="of:=SIN(RADIANS([.A40]))" office:value-type="float" office:value="-0.17364817766693" calcext:value-type="float">
            <text:p>-0,17364817766693</text:p>
          </table:table-cell>
          <table:table-cell table:style-name="ce18" table:formula="of:=SIN(RADIANS([.A40])*3)" office:value-type="float" office:value="-0.5" calcext:value-type="float">
            <text:p>-0,5</text:p>
          </table:table-cell>
          <table:table-cell table:style-name="ce18" table:formula="of:=3*SIN(RADIANS([.A40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8" office:value-type="float" office:value="-165" calcext:value-type="float">
            <text:p>-165</text:p>
          </table:table-cell>
          <table:table-cell table:style-name="ce18" table:formula="of:=SIN(RADIANS([.A41]))" office:value-type="float" office:value="-0.258819045102521" calcext:value-type="float">
            <text:p>-0,258819045102521</text:p>
          </table:table-cell>
          <table:table-cell table:style-name="ce18" table:formula="of:=SIN(RADIANS([.A41])*3)" office:value-type="float" office:value="-0.707106781186548" calcext:value-type="float">
            <text:p>-0,707106781186548</text:p>
          </table:table-cell>
          <table:table-cell table:style-name="ce18" table:formula="of:=3*SIN(RADIANS([.A41])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18" office:value-type="float" office:value="-160" calcext:value-type="float">
            <text:p>-160</text:p>
          </table:table-cell>
          <table:table-cell table:style-name="ce18" table:formula="of:=SIN(RADIANS([.A42]))" office:value-type="float" office:value="-0.342020143325669" calcext:value-type="float">
            <text:p>-0,342020143325669</text:p>
          </table:table-cell>
          <table:table-cell table:style-name="ce18" table:formula="of:=SIN(RADIANS([.A42])*3)" office:value-type="float" office:value="-0.866025403784439" calcext:value-type="float">
            <text:p>-0,866025403784439</text:p>
          </table:table-cell>
          <table:table-cell table:style-name="ce18" table:formula="of:=3*SIN(RADIANS([.A42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8" office:value-type="float" office:value="-155" calcext:value-type="float">
            <text:p>-155</text:p>
          </table:table-cell>
          <table:table-cell table:style-name="ce18" table:formula="of:=SIN(RADIANS([.A43]))" office:value-type="float" office:value="-0.422618261740699" calcext:value-type="float">
            <text:p>-0,422618261740699</text:p>
          </table:table-cell>
          <table:table-cell table:style-name="ce18" table:formula="of:=SIN(RADIANS([.A43])*3)" office:value-type="float" office:value="-0.965925826289068" calcext:value-type="float">
            <text:p>-0,965925826289068</text:p>
          </table:table-cell>
          <table:table-cell table:style-name="ce18" table:formula="of:=3*SIN(RADIANS([.A43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8" office:value-type="float" office:value="-150" calcext:value-type="float">
            <text:p>-150</text:p>
          </table:table-cell>
          <table:table-cell table:style-name="ce18" table:formula="of:=SIN(RADIANS([.A44]))" office:value-type="float" office:value="-0.5" calcext:value-type="float">
            <text:p>-0,5</text:p>
          </table:table-cell>
          <table:table-cell table:style-name="ce18" table:formula="of:=SIN(RADIANS([.A44])*3)" office:value-type="float" office:value="-1" calcext:value-type="float">
            <text:p>-1</text:p>
          </table:table-cell>
          <table:table-cell table:style-name="ce18" table:formula="of:=3*SIN(RADIANS([.A44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8" office:value-type="float" office:value="-145" calcext:value-type="float">
            <text:p>-145</text:p>
          </table:table-cell>
          <table:table-cell table:style-name="ce18" table:formula="of:=SIN(RADIANS([.A45]))" office:value-type="float" office:value="-0.573576436351046" calcext:value-type="float">
            <text:p>-0,573576436351046</text:p>
          </table:table-cell>
          <table:table-cell table:style-name="ce18" table:formula="of:=SIN(RADIANS([.A45])*3)" office:value-type="float" office:value="-0.965925826289068" calcext:value-type="float">
            <text:p>-0,965925826289068</text:p>
          </table:table-cell>
          <table:table-cell table:style-name="ce18" table:formula="of:=3*SIN(RADIANS([.A45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8" office:value-type="float" office:value="-140" calcext:value-type="float">
            <text:p>-140</text:p>
          </table:table-cell>
          <table:table-cell table:style-name="ce18" table:formula="of:=SIN(RADIANS([.A46]))" office:value-type="float" office:value="-0.642787609686539" calcext:value-type="float">
            <text:p>-0,642787609686539</text:p>
          </table:table-cell>
          <table:table-cell table:style-name="ce18" table:formula="of:=SIN(RADIANS([.A46])*3)" office:value-type="float" office:value="-0.866025403784438" calcext:value-type="float">
            <text:p>-0,866025403784438</text:p>
          </table:table-cell>
          <table:table-cell table:style-name="ce18" table:formula="of:=3*SIN(RADIANS([.A46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8" office:value-type="float" office:value="-135" calcext:value-type="float">
            <text:p>-135</text:p>
          </table:table-cell>
          <table:table-cell table:style-name="ce18" table:formula="of:=SIN(RADIANS([.A47]))" office:value-type="float" office:value="-0.707106781186548" calcext:value-type="float">
            <text:p>-0,707106781186548</text:p>
          </table:table-cell>
          <table:table-cell table:style-name="ce18" table:formula="of:=SIN(RADIANS([.A47])*3)" office:value-type="float" office:value="-0.707106781186547" calcext:value-type="float">
            <text:p>-0,707106781186547</text:p>
          </table:table-cell>
          <table:table-cell table:style-name="ce18" table:formula="of:=3*SIN(RADIANS([.A47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8" office:value-type="float" office:value="-130" calcext:value-type="float">
            <text:p>-130</text:p>
          </table:table-cell>
          <table:table-cell table:style-name="ce18" table:formula="of:=SIN(RADIANS([.A48]))" office:value-type="float" office:value="-0.766044443118978" calcext:value-type="float">
            <text:p>-0,766044443118978</text:p>
          </table:table-cell>
          <table:table-cell table:style-name="ce18" table:formula="of:=SIN(RADIANS([.A48])*3)" office:value-type="float" office:value="-0.5" calcext:value-type="float">
            <text:p>-0,5</text:p>
          </table:table-cell>
          <table:table-cell table:style-name="ce18" table:formula="of:=3*SIN(RADIANS([.A48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8" office:value-type="float" office:value="-125" calcext:value-type="float">
            <text:p>-125</text:p>
          </table:table-cell>
          <table:table-cell table:style-name="ce18" table:formula="of:=SIN(RADIANS([.A49]))" office:value-type="float" office:value="-0.819152044288992" calcext:value-type="float">
            <text:p>-0,819152044288992</text:p>
          </table:table-cell>
          <table:table-cell table:style-name="ce18" table:formula="of:=SIN(RADIANS([.A49])*3)" office:value-type="float" office:value="-0.258819045102521" calcext:value-type="float">
            <text:p>-0,258819045102521</text:p>
          </table:table-cell>
          <table:table-cell table:style-name="ce18" table:formula="of:=3*SIN(RADIANS([.A49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18" office:value-type="float" office:value="-120" calcext:value-type="float">
            <text:p>-120</text:p>
          </table:table-cell>
          <table:table-cell table:style-name="ce18" table:formula="of:=SIN(RADIANS([.A50]))" office:value-type="float" office:value="-0.866025403784439" calcext:value-type="float">
            <text:p>-0,866025403784439</text:p>
          </table:table-cell>
          <table:table-cell table:style-name="ce18" table:formula="of:=SIN(RADIANS([.A50])*3)" office:value-type="float" office:value="2.44929359829471E-016" calcext:value-type="float">
            <text:p>2,44929359829471E-16</text:p>
          </table:table-cell>
          <table:table-cell table:style-name="ce18" table:formula="of:=3*SIN(RADIANS([.A50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8" office:value-type="float" office:value="-115" calcext:value-type="float">
            <text:p>-115</text:p>
          </table:table-cell>
          <table:table-cell table:style-name="ce18" table:formula="of:=SIN(RADIANS([.A51]))" office:value-type="float" office:value="-0.90630778703665" calcext:value-type="float">
            <text:p>-0,90630778703665</text:p>
          </table:table-cell>
          <table:table-cell table:style-name="ce18" table:formula="of:=SIN(RADIANS([.A51])*3)" office:value-type="float" office:value="0.258819045102521" calcext:value-type="float">
            <text:p>0,258819045102521</text:p>
          </table:table-cell>
          <table:table-cell table:style-name="ce18" table:formula="of:=3*SIN(RADIANS([.A51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8" office:value-type="float" office:value="-110" calcext:value-type="float">
            <text:p>-110</text:p>
          </table:table-cell>
          <table:table-cell table:style-name="ce18" table:formula="of:=SIN(RADIANS([.A52]))" office:value-type="float" office:value="-0.939692620785908" calcext:value-type="float">
            <text:p>-0,939692620785908</text:p>
          </table:table-cell>
          <table:table-cell table:style-name="ce18" table:formula="of:=SIN(RADIANS([.A52])*3)" office:value-type="float" office:value="0.5" calcext:value-type="float">
            <text:p>0,5</text:p>
          </table:table-cell>
          <table:table-cell table:style-name="ce18" table:formula="of:=3*SIN(RADIANS([.A52]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18" office:value-type="float" office:value="-105" calcext:value-type="float">
            <text:p>-105</text:p>
          </table:table-cell>
          <table:table-cell table:style-name="ce18" table:formula="of:=SIN(RADIANS([.A53]))" office:value-type="float" office:value="-0.965925826289068" calcext:value-type="float">
            <text:p>-0,965925826289068</text:p>
          </table:table-cell>
          <table:table-cell table:style-name="ce18" table:formula="of:=SIN(RADIANS([.A53])*3)" office:value-type="float" office:value="0.707106781186547" calcext:value-type="float">
            <text:p>0,707106781186547</text:p>
          </table:table-cell>
          <table:table-cell table:style-name="ce18" table:formula="of:=3*SIN(RADIANS([.A53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8" office:value-type="float" office:value="-100" calcext:value-type="float">
            <text:p>-100</text:p>
          </table:table-cell>
          <table:table-cell table:style-name="ce18" table:formula="of:=SIN(RADIANS([.A54]))" office:value-type="float" office:value="-0.984807753012208" calcext:value-type="float">
            <text:p>-0,984807753012208</text:p>
          </table:table-cell>
          <table:table-cell table:style-name="ce18" table:formula="of:=SIN(RADIANS([.A54])*3)" office:value-type="float" office:value="0.866025403784439" calcext:value-type="float">
            <text:p>0,866025403784439</text:p>
          </table:table-cell>
          <table:table-cell table:style-name="ce18" table:formula="of:=3*SIN(RADIANS([.A54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8" office:value-type="float" office:value="-95" calcext:value-type="float">
            <text:p>-95</text:p>
          </table:table-cell>
          <table:table-cell table:style-name="ce18" table:formula="of:=SIN(RADIANS([.A55]))" office:value-type="float" office:value="-0.996194698091746" calcext:value-type="float">
            <text:p>-0,996194698091746</text:p>
          </table:table-cell>
          <table:table-cell table:style-name="ce18" table:formula="of:=SIN(RADIANS([.A55])*3)" office:value-type="float" office:value="0.965925826289068" calcext:value-type="float">
            <text:p>0,965925826289068</text:p>
          </table:table-cell>
          <table:table-cell table:style-name="ce18" table:formula="of:=3*SIN(RADIANS([.A55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8" office:value-type="float" office:value="-90" calcext:value-type="float">
            <text:p>-90</text:p>
          </table:table-cell>
          <table:table-cell table:style-name="ce18" table:formula="of:=SIN(RADIANS([.A56]))" office:value-type="float" office:value="-1" calcext:value-type="float">
            <text:p>-1</text:p>
          </table:table-cell>
          <table:table-cell table:style-name="ce18" table:formula="of:=SIN(RADIANS([.A56])*3)" office:value-type="float" office:value="1" calcext:value-type="float">
            <text:p>1</text:p>
          </table:table-cell>
          <table:table-cell table:style-name="ce18" table:formula="of:=3*SIN(RADIANS([.A56]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18" office:value-type="float" office:value="-85" calcext:value-type="float">
            <text:p>-85</text:p>
          </table:table-cell>
          <table:table-cell table:style-name="ce18" table:formula="of:=SIN(RADIANS([.A57]))" office:value-type="float" office:value="-0.996194698091746" calcext:value-type="float">
            <text:p>-0,996194698091746</text:p>
          </table:table-cell>
          <table:table-cell table:style-name="ce18" table:formula="of:=SIN(RADIANS([.A57])*3)" office:value-type="float" office:value="0.965925826289068" calcext:value-type="float">
            <text:p>0,965925826289068</text:p>
          </table:table-cell>
          <table:table-cell table:style-name="ce18" table:formula="of:=3*SIN(RADIANS([.A57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8" office:value-type="float" office:value="-80" calcext:value-type="float">
            <text:p>-80</text:p>
          </table:table-cell>
          <table:table-cell table:style-name="ce18" table:formula="of:=SIN(RADIANS([.A58]))" office:value-type="float" office:value="-0.984807753012208" calcext:value-type="float">
            <text:p>-0,984807753012208</text:p>
          </table:table-cell>
          <table:table-cell table:style-name="ce18" table:formula="of:=SIN(RADIANS([.A58])*3)" office:value-type="float" office:value="0.866025403784438" calcext:value-type="float">
            <text:p>0,866025403784438</text:p>
          </table:table-cell>
          <table:table-cell table:style-name="ce18" table:formula="of:=3*SIN(RADIANS([.A58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8" office:value-type="float" office:value="-75" calcext:value-type="float">
            <text:p>-75</text:p>
          </table:table-cell>
          <table:table-cell table:style-name="ce18" table:formula="of:=SIN(RADIANS([.A59]))" office:value-type="float" office:value="-0.965925826289068" calcext:value-type="float">
            <text:p>-0,965925826289068</text:p>
          </table:table-cell>
          <table:table-cell table:style-name="ce18" table:formula="of:=SIN(RADIANS([.A59])*3)" office:value-type="float" office:value="0.707106781186547" calcext:value-type="float">
            <text:p>0,707106781186547</text:p>
          </table:table-cell>
          <table:table-cell table:style-name="ce18" table:formula="of:=3*SIN(RADIANS([.A59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8" office:value-type="float" office:value="-70" calcext:value-type="float">
            <text:p>-70</text:p>
          </table:table-cell>
          <table:table-cell table:style-name="ce18" table:formula="of:=SIN(RADIANS([.A60]))" office:value-type="float" office:value="-0.939692620785908" calcext:value-type="float">
            <text:p>-0,939692620785908</text:p>
          </table:table-cell>
          <table:table-cell table:style-name="ce18" table:formula="of:=SIN(RADIANS([.A60])*3)" office:value-type="float" office:value="0.5" calcext:value-type="float">
            <text:p>0,5</text:p>
          </table:table-cell>
          <table:table-cell table:style-name="ce18" table:formula="of:=3*SIN(RADIANS([.A60]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18" office:value-type="float" office:value="-65" calcext:value-type="float">
            <text:p>-65</text:p>
          </table:table-cell>
          <table:table-cell table:style-name="ce18" table:formula="of:=SIN(RADIANS([.A61]))" office:value-type="float" office:value="-0.90630778703665" calcext:value-type="float">
            <text:p>-0,90630778703665</text:p>
          </table:table-cell>
          <table:table-cell table:style-name="ce18" table:formula="of:=SIN(RADIANS([.A61])*3)" office:value-type="float" office:value="0.258819045102521" calcext:value-type="float">
            <text:p>0,258819045102521</text:p>
          </table:table-cell>
          <table:table-cell table:style-name="ce18" table:formula="of:=3*SIN(RADIANS([.A61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8" office:value-type="float" office:value="-60" calcext:value-type="float">
            <text:p>-60</text:p>
          </table:table-cell>
          <table:table-cell table:style-name="ce18" table:formula="of:=SIN(RADIANS([.A62]))" office:value-type="float" office:value="-0.866025403784439" calcext:value-type="float">
            <text:p>-0,866025403784439</text:p>
          </table:table-cell>
          <table:table-cell table:style-name="ce18" table:formula="of:=SIN(RADIANS([.A62])*3)" office:value-type="float" office:value="-1.22464679914735E-016" calcext:value-type="float">
            <text:p>-1,22464679914735E-16</text:p>
          </table:table-cell>
          <table:table-cell table:style-name="ce18" table:formula="of:=3*SIN(RADIANS([.A62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8" office:value-type="float" office:value="-55" calcext:value-type="float">
            <text:p>-55</text:p>
          </table:table-cell>
          <table:table-cell table:style-name="ce18" table:formula="of:=SIN(RADIANS([.A63]))" office:value-type="float" office:value="-0.819152044288992" calcext:value-type="float">
            <text:p>-0,819152044288992</text:p>
          </table:table-cell>
          <table:table-cell table:style-name="ce18" table:formula="of:=SIN(RADIANS([.A63])*3)" office:value-type="float" office:value="-0.258819045102521" calcext:value-type="float">
            <text:p>-0,258819045102521</text:p>
          </table:table-cell>
          <table:table-cell table:style-name="ce18" table:formula="of:=3*SIN(RADIANS([.A63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18" office:value-type="float" office:value="-50" calcext:value-type="float">
            <text:p>-50</text:p>
          </table:table-cell>
          <table:table-cell table:style-name="ce18" table:formula="of:=SIN(RADIANS([.A64]))" office:value-type="float" office:value="-0.766044443118978" calcext:value-type="float">
            <text:p>-0,766044443118978</text:p>
          </table:table-cell>
          <table:table-cell table:style-name="ce18" table:formula="of:=SIN(RADIANS([.A64])*3)" office:value-type="float" office:value="-0.5" calcext:value-type="float">
            <text:p>-0,5</text:p>
          </table:table-cell>
          <table:table-cell table:style-name="ce18" table:formula="of:=3*SIN(RADIANS([.A64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8" office:value-type="float" office:value="-45" calcext:value-type="float">
            <text:p>-45</text:p>
          </table:table-cell>
          <table:table-cell table:style-name="ce18" table:formula="of:=SIN(RADIANS([.A65]))" office:value-type="float" office:value="-0.707106781186547" calcext:value-type="float">
            <text:p>-0,707106781186547</text:p>
          </table:table-cell>
          <table:table-cell table:style-name="ce18" table:formula="of:=SIN(RADIANS([.A65])*3)" office:value-type="float" office:value="-0.707106781186548" calcext:value-type="float">
            <text:p>-0,707106781186548</text:p>
          </table:table-cell>
          <table:table-cell table:style-name="ce18" table:formula="of:=3*SIN(RADIANS([.A65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8" office:value-type="float" office:value="-40" calcext:value-type="float">
            <text:p>-40</text:p>
          </table:table-cell>
          <table:table-cell table:style-name="ce18" table:formula="of:=SIN(RADIANS([.A66]))" office:value-type="float" office:value="-0.642787609686539" calcext:value-type="float">
            <text:p>-0,642787609686539</text:p>
          </table:table-cell>
          <table:table-cell table:style-name="ce18" table:formula="of:=SIN(RADIANS([.A66])*3)" office:value-type="float" office:value="-0.866025403784439" calcext:value-type="float">
            <text:p>-0,866025403784439</text:p>
          </table:table-cell>
          <table:table-cell table:style-name="ce18" table:formula="of:=3*SIN(RADIANS([.A66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8" office:value-type="float" office:value="-35" calcext:value-type="float">
            <text:p>-35</text:p>
          </table:table-cell>
          <table:table-cell table:style-name="ce18" table:formula="of:=SIN(RADIANS([.A67]))" office:value-type="float" office:value="-0.573576436351046" calcext:value-type="float">
            <text:p>-0,573576436351046</text:p>
          </table:table-cell>
          <table:table-cell table:style-name="ce18" table:formula="of:=SIN(RADIANS([.A67])*3)" office:value-type="float" office:value="-0.965925826289068" calcext:value-type="float">
            <text:p>-0,965925826289068</text:p>
          </table:table-cell>
          <table:table-cell table:style-name="ce18" table:formula="of:=3*SIN(RADIANS([.A67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8" office:value-type="float" office:value="-30" calcext:value-type="float">
            <text:p>-30</text:p>
          </table:table-cell>
          <table:table-cell table:style-name="ce18" table:formula="of:=SIN(RADIANS([.A68]))" office:value-type="float" office:value="-0.5" calcext:value-type="float">
            <text:p>-0,5</text:p>
          </table:table-cell>
          <table:table-cell table:style-name="ce18" table:formula="of:=SIN(RADIANS([.A68])*3)" office:value-type="float" office:value="-1" calcext:value-type="float">
            <text:p>-1</text:p>
          </table:table-cell>
          <table:table-cell table:style-name="ce18" table:formula="of:=3*SIN(RADIANS([.A68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8" office:value-type="float" office:value="-25" calcext:value-type="float">
            <text:p>-25</text:p>
          </table:table-cell>
          <table:table-cell table:style-name="ce18" table:formula="of:=SIN(RADIANS([.A69]))" office:value-type="float" office:value="-0.422618261740699" calcext:value-type="float">
            <text:p>-0,422618261740699</text:p>
          </table:table-cell>
          <table:table-cell table:style-name="ce18" table:formula="of:=SIN(RADIANS([.A69])*3)" office:value-type="float" office:value="-0.965925826289068" calcext:value-type="float">
            <text:p>-0,965925826289068</text:p>
          </table:table-cell>
          <table:table-cell table:style-name="ce18" table:formula="of:=3*SIN(RADIANS([.A69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8" office:value-type="float" office:value="-20" calcext:value-type="float">
            <text:p>-20</text:p>
          </table:table-cell>
          <table:table-cell table:style-name="ce18" table:formula="of:=SIN(RADIANS([.A70]))" office:value-type="float" office:value="-0.342020143325669" calcext:value-type="float">
            <text:p>-0,342020143325669</text:p>
          </table:table-cell>
          <table:table-cell table:style-name="ce18" table:formula="of:=SIN(RADIANS([.A70])*3)" office:value-type="float" office:value="-0.866025403784439" calcext:value-type="float">
            <text:p>-0,866025403784439</text:p>
          </table:table-cell>
          <table:table-cell table:style-name="ce18" table:formula="of:=3*SIN(RADIANS([.A70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8" office:value-type="float" office:value="-15" calcext:value-type="float">
            <text:p>-15</text:p>
          </table:table-cell>
          <table:table-cell table:style-name="ce18" table:formula="of:=SIN(RADIANS([.A71]))" office:value-type="float" office:value="-0.258819045102521" calcext:value-type="float">
            <text:p>-0,258819045102521</text:p>
          </table:table-cell>
          <table:table-cell table:style-name="ce18" table:formula="of:=SIN(RADIANS([.A71])*3)" office:value-type="float" office:value="-0.707106781186547" calcext:value-type="float">
            <text:p>-0,707106781186547</text:p>
          </table:table-cell>
          <table:table-cell table:style-name="ce18" table:formula="of:=3*SIN(RADIANS([.A71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18" office:value-type="float" office:value="-10" calcext:value-type="float">
            <text:p>-10</text:p>
          </table:table-cell>
          <table:table-cell table:style-name="ce18" table:formula="of:=SIN(RADIANS([.A72]))" office:value-type="float" office:value="-0.17364817766693" calcext:value-type="float">
            <text:p>-0,17364817766693</text:p>
          </table:table-cell>
          <table:table-cell table:style-name="ce18" table:formula="of:=SIN(RADIANS([.A72])*3)" office:value-type="float" office:value="-0.5" calcext:value-type="float">
            <text:p>-0,5</text:p>
          </table:table-cell>
          <table:table-cell table:style-name="ce18" table:formula="of:=3*SIN(RADIANS([.A72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8" office:value-type="float" office:value="-5" calcext:value-type="float">
            <text:p>-5</text:p>
          </table:table-cell>
          <table:table-cell table:style-name="ce18" table:formula="of:=SIN(RADIANS([.A73]))" office:value-type="float" office:value="-0.0871557427476582" calcext:value-type="float">
            <text:p>-0,087155742747658</text:p>
          </table:table-cell>
          <table:table-cell table:style-name="ce18" table:formula="of:=SIN(RADIANS([.A73])*3)" office:value-type="float" office:value="-0.258819045102521" calcext:value-type="float">
            <text:p>-0,258819045102521</text:p>
          </table:table-cell>
          <table:table-cell table:style-name="ce18" table:formula="of:=3*SIN(RADIANS([.A73]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table:formula="of:=SIN(RADIANS([.A74]))" office:value-type="float" office:value="0" calcext:value-type="float">
            <text:p>0</text:p>
          </table:table-cell>
          <table:table-cell table:style-name="ce18" table:formula="of:=SIN(RADIANS([.A74])*3)" office:value-type="float" office:value="0" calcext:value-type="float">
            <text:p>0</text:p>
          </table:table-cell>
          <table:table-cell table:style-name="ce18" table:formula="of:=3*SIN(RADIANS([.A74])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table:formula="of:=SIN(RADIANS([.A75]))" office:value-type="float" office:value="0.0871557427476582" calcext:value-type="float">
            <text:p>0,087155742747658</text:p>
          </table:table-cell>
          <table:table-cell table:style-name="ce18" table:formula="of:=SIN(RADIANS([.A75])*3)" office:value-type="float" office:value="0.258819045102521" calcext:value-type="float">
            <text:p>0,258819045102521</text:p>
          </table:table-cell>
          <table:table-cell table:style-name="ce18" table:formula="of:=3*SIN(RADIANS([.A75]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table:formula="of:=SIN(RADIANS([.A76]))" office:value-type="float" office:value="0.17364817766693" calcext:value-type="float">
            <text:p>0,17364817766693</text:p>
          </table:table-cell>
          <table:table-cell table:style-name="ce18" table:formula="of:=SIN(RADIANS([.A76])*3)" office:value-type="float" office:value="0.5" calcext:value-type="float">
            <text:p>0,5</text:p>
          </table:table-cell>
          <table:table-cell table:style-name="ce18" table:formula="of:=3*SIN(RADIANS([.A76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table:formula="of:=SIN(RADIANS([.A77]))" office:value-type="float" office:value="0.258819045102521" calcext:value-type="float">
            <text:p>0,258819045102521</text:p>
          </table:table-cell>
          <table:table-cell table:style-name="ce18" table:formula="of:=SIN(RADIANS([.A77])*3)" office:value-type="float" office:value="0.707106781186547" calcext:value-type="float">
            <text:p>0,707106781186547</text:p>
          </table:table-cell>
          <table:table-cell table:style-name="ce18" table:formula="of:=3*SIN(RADIANS([.A77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8" table:formula="of:=SIN(RADIANS([.A78]))" office:value-type="float" office:value="0.342020143325669" calcext:value-type="float">
            <text:p>0,342020143325669</text:p>
          </table:table-cell>
          <table:table-cell table:style-name="ce18" table:formula="of:=SIN(RADIANS([.A78])*3)" office:value-type="float" office:value="0.866025403784439" calcext:value-type="float">
            <text:p>0,866025403784439</text:p>
          </table:table-cell>
          <table:table-cell table:style-name="ce18" table:formula="of:=3*SIN(RADIANS([.A78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8" table:formula="of:=SIN(RADIANS([.A79]))" office:value-type="float" office:value="0.422618261740699" calcext:value-type="float">
            <text:p>0,422618261740699</text:p>
          </table:table-cell>
          <table:table-cell table:style-name="ce18" table:formula="of:=SIN(RADIANS([.A79])*3)" office:value-type="float" office:value="0.965925826289068" calcext:value-type="float">
            <text:p>0,965925826289068</text:p>
          </table:table-cell>
          <table:table-cell table:style-name="ce18" table:formula="of:=3*SIN(RADIANS([.A79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8" table:formula="of:=SIN(RADIANS([.A80]))" office:value-type="float" office:value="0.5" calcext:value-type="float">
            <text:p>0,5</text:p>
          </table:table-cell>
          <table:table-cell table:style-name="ce18" table:formula="of:=SIN(RADIANS([.A80])*3)" office:value-type="float" office:value="1" calcext:value-type="float">
            <text:p>1</text:p>
          </table:table-cell>
          <table:table-cell table:style-name="ce18" table:formula="of:=3*SIN(RADIANS([.A80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8" table:formula="of:=SIN(RADIANS([.A81]))" office:value-type="float" office:value="0.573576436351046" calcext:value-type="float">
            <text:p>0,573576436351046</text:p>
          </table:table-cell>
          <table:table-cell table:style-name="ce18" table:formula="of:=SIN(RADIANS([.A81])*3)" office:value-type="float" office:value="0.965925826289068" calcext:value-type="float">
            <text:p>0,965925826289068</text:p>
          </table:table-cell>
          <table:table-cell table:style-name="ce18" table:formula="of:=3*SIN(RADIANS([.A81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8" table:formula="of:=SIN(RADIANS([.A82]))" office:value-type="float" office:value="0.642787609686539" calcext:value-type="float">
            <text:p>0,642787609686539</text:p>
          </table:table-cell>
          <table:table-cell table:style-name="ce18" table:formula="of:=SIN(RADIANS([.A82])*3)" office:value-type="float" office:value="0.866025403784439" calcext:value-type="float">
            <text:p>0,866025403784439</text:p>
          </table:table-cell>
          <table:table-cell table:style-name="ce18" table:formula="of:=3*SIN(RADIANS([.A82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8" table:formula="of:=SIN(RADIANS([.A83]))" office:value-type="float" office:value="0.707106781186547" calcext:value-type="float">
            <text:p>0,707106781186547</text:p>
          </table:table-cell>
          <table:table-cell table:style-name="ce18" table:formula="of:=SIN(RADIANS([.A83])*3)" office:value-type="float" office:value="0.707106781186548" calcext:value-type="float">
            <text:p>0,707106781186548</text:p>
          </table:table-cell>
          <table:table-cell table:style-name="ce18" table:formula="of:=3*SIN(RADIANS([.A83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8" table:formula="of:=SIN(RADIANS([.A84]))" office:value-type="float" office:value="0.766044443118978" calcext:value-type="float">
            <text:p>0,766044443118978</text:p>
          </table:table-cell>
          <table:table-cell table:style-name="ce18" table:formula="of:=SIN(RADIANS([.A84])*3)" office:value-type="float" office:value="0.5" calcext:value-type="float">
            <text:p>0,5</text:p>
          </table:table-cell>
          <table:table-cell table:style-name="ce18" table:formula="of:=3*SIN(RADIANS([.A84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style-name="ce18" table:formula="of:=SIN(RADIANS([.A85]))" office:value-type="float" office:value="0.819152044288992" calcext:value-type="float">
            <text:p>0,819152044288992</text:p>
          </table:table-cell>
          <table:table-cell table:style-name="ce18" table:formula="of:=SIN(RADIANS([.A85])*3)" office:value-type="float" office:value="0.258819045102521" calcext:value-type="float">
            <text:p>0,258819045102521</text:p>
          </table:table-cell>
          <table:table-cell table:style-name="ce18" table:formula="of:=3*SIN(RADIANS([.A85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18" table:formula="of:=SIN(RADIANS([.A86]))" office:value-type="float" office:value="0.866025403784439" calcext:value-type="float">
            <text:p>0,866025403784439</text:p>
          </table:table-cell>
          <table:table-cell table:style-name="ce18" table:formula="of:=SIN(RADIANS([.A86])*3)" office:value-type="float" office:value="1.22464679914735E-016" calcext:value-type="float">
            <text:p>1,22464679914735E-16</text:p>
          </table:table-cell>
          <table:table-cell table:style-name="ce18" table:formula="of:=3*SIN(RADIANS([.A86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style-name="ce18" table:formula="of:=SIN(RADIANS([.A87]))" office:value-type="float" office:value="0.90630778703665" calcext:value-type="float">
            <text:p>0,90630778703665</text:p>
          </table:table-cell>
          <table:table-cell table:style-name="ce18" table:formula="of:=SIN(RADIANS([.A87])*3)" office:value-type="float" office:value="-0.258819045102521" calcext:value-type="float">
            <text:p>-0,258819045102521</text:p>
          </table:table-cell>
          <table:table-cell table:style-name="ce18" table:formula="of:=3*SIN(RADIANS([.A87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style-name="ce18" table:formula="of:=SIN(RADIANS([.A88]))" office:value-type="float" office:value="0.939692620785908" calcext:value-type="float">
            <text:p>0,939692620785908</text:p>
          </table:table-cell>
          <table:table-cell table:style-name="ce18" table:formula="of:=SIN(RADIANS([.A88])*3)" office:value-type="float" office:value="-0.5" calcext:value-type="float">
            <text:p>-0,5</text:p>
          </table:table-cell>
          <table:table-cell table:style-name="ce18" table:formula="of:=3*SIN(RADIANS([.A88]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18" office:value-type="float" office:value="75" calcext:value-type="float">
            <text:p>75</text:p>
          </table:table-cell>
          <table:table-cell table:style-name="ce18" table:formula="of:=SIN(RADIANS([.A89]))" office:value-type="float" office:value="0.965925826289068" calcext:value-type="float">
            <text:p>0,965925826289068</text:p>
          </table:table-cell>
          <table:table-cell table:style-name="ce18" table:formula="of:=SIN(RADIANS([.A89])*3)" office:value-type="float" office:value="-0.707106781186547" calcext:value-type="float">
            <text:p>-0,707106781186547</text:p>
          </table:table-cell>
          <table:table-cell table:style-name="ce18" table:formula="of:=3*SIN(RADIANS([.A89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8" office:value-type="float" office:value="80" calcext:value-type="float">
            <text:p>80</text:p>
          </table:table-cell>
          <table:table-cell table:style-name="ce18" table:formula="of:=SIN(RADIANS([.A90]))" office:value-type="float" office:value="0.984807753012208" calcext:value-type="float">
            <text:p>0,984807753012208</text:p>
          </table:table-cell>
          <table:table-cell table:style-name="ce18" table:formula="of:=SIN(RADIANS([.A90])*3)" office:value-type="float" office:value="-0.866025403784438" calcext:value-type="float">
            <text:p>-0,866025403784438</text:p>
          </table:table-cell>
          <table:table-cell table:style-name="ce18" table:formula="of:=3*SIN(RADIANS([.A90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8" office:value-type="float" office:value="85" calcext:value-type="float">
            <text:p>85</text:p>
          </table:table-cell>
          <table:table-cell table:style-name="ce18" table:formula="of:=SIN(RADIANS([.A91]))" office:value-type="float" office:value="0.996194698091746" calcext:value-type="float">
            <text:p>0,996194698091746</text:p>
          </table:table-cell>
          <table:table-cell table:style-name="ce18" table:formula="of:=SIN(RADIANS([.A91])*3)" office:value-type="float" office:value="-0.965925826289068" calcext:value-type="float">
            <text:p>-0,965925826289068</text:p>
          </table:table-cell>
          <table:table-cell table:style-name="ce18" table:formula="of:=3*SIN(RADIANS([.A91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style-name="ce18" table:formula="of:=SIN(RADIANS([.A92]))" office:value-type="float" office:value="1" calcext:value-type="float">
            <text:p>1</text:p>
          </table:table-cell>
          <table:table-cell table:style-name="ce18" table:formula="of:=SIN(RADIANS([.A92])*3)" office:value-type="float" office:value="-1" calcext:value-type="float">
            <text:p>-1</text:p>
          </table:table-cell>
          <table:table-cell table:style-name="ce18" table:formula="of:=3*SIN(RADIANS([.A92]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8" office:value-type="float" office:value="95" calcext:value-type="float">
            <text:p>95</text:p>
          </table:table-cell>
          <table:table-cell table:style-name="ce18" table:formula="of:=SIN(RADIANS([.A93]))" office:value-type="float" office:value="0.996194698091746" calcext:value-type="float">
            <text:p>0,996194698091746</text:p>
          </table:table-cell>
          <table:table-cell table:style-name="ce18" table:formula="of:=SIN(RADIANS([.A93])*3)" office:value-type="float" office:value="-0.965925826289068" calcext:value-type="float">
            <text:p>-0,965925826289068</text:p>
          </table:table-cell>
          <table:table-cell table:style-name="ce18" table:formula="of:=3*SIN(RADIANS([.A93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8" office:value-type="float" office:value="100" calcext:value-type="float">
            <text:p>100</text:p>
          </table:table-cell>
          <table:table-cell table:style-name="ce18" table:formula="of:=SIN(RADIANS([.A94]))" office:value-type="float" office:value="0.984807753012208" calcext:value-type="float">
            <text:p>0,984807753012208</text:p>
          </table:table-cell>
          <table:table-cell table:style-name="ce18" table:formula="of:=SIN(RADIANS([.A94])*3)" office:value-type="float" office:value="-0.866025403784439" calcext:value-type="float">
            <text:p>-0,866025403784439</text:p>
          </table:table-cell>
          <table:table-cell table:style-name="ce18" table:formula="of:=3*SIN(RADIANS([.A94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8" office:value-type="float" office:value="105" calcext:value-type="float">
            <text:p>105</text:p>
          </table:table-cell>
          <table:table-cell table:style-name="ce18" table:formula="of:=SIN(RADIANS([.A95]))" office:value-type="float" office:value="0.965925826289068" calcext:value-type="float">
            <text:p>0,965925826289068</text:p>
          </table:table-cell>
          <table:table-cell table:style-name="ce18" table:formula="of:=SIN(RADIANS([.A95])*3)" office:value-type="float" office:value="-0.707106781186547" calcext:value-type="float">
            <text:p>-0,707106781186547</text:p>
          </table:table-cell>
          <table:table-cell table:style-name="ce18" table:formula="of:=3*SIN(RADIANS([.A95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8" office:value-type="float" office:value="110" calcext:value-type="float">
            <text:p>110</text:p>
          </table:table-cell>
          <table:table-cell table:style-name="ce18" table:formula="of:=SIN(RADIANS([.A96]))" office:value-type="float" office:value="0.939692620785908" calcext:value-type="float">
            <text:p>0,939692620785908</text:p>
          </table:table-cell>
          <table:table-cell table:style-name="ce18" table:formula="of:=SIN(RADIANS([.A96])*3)" office:value-type="float" office:value="-0.5" calcext:value-type="float">
            <text:p>-0,5</text:p>
          </table:table-cell>
          <table:table-cell table:style-name="ce18" table:formula="of:=3*SIN(RADIANS([.A96]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18" office:value-type="float" office:value="115" calcext:value-type="float">
            <text:p>115</text:p>
          </table:table-cell>
          <table:table-cell table:style-name="ce18" table:formula="of:=SIN(RADIANS([.A97]))" office:value-type="float" office:value="0.90630778703665" calcext:value-type="float">
            <text:p>0,90630778703665</text:p>
          </table:table-cell>
          <table:table-cell table:style-name="ce18" table:formula="of:=SIN(RADIANS([.A97])*3)" office:value-type="float" office:value="-0.258819045102521" calcext:value-type="float">
            <text:p>-0,258819045102521</text:p>
          </table:table-cell>
          <table:table-cell table:style-name="ce18" table:formula="of:=3*SIN(RADIANS([.A97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8" office:value-type="float" office:value="120" calcext:value-type="float">
            <text:p>120</text:p>
          </table:table-cell>
          <table:table-cell table:style-name="ce18" table:formula="of:=SIN(RADIANS([.A98]))" office:value-type="float" office:value="0.866025403784439" calcext:value-type="float">
            <text:p>0,866025403784439</text:p>
          </table:table-cell>
          <table:table-cell table:style-name="ce18" table:formula="of:=SIN(RADIANS([.A98])*3)" office:value-type="float" office:value="-2.44929359829471E-016" calcext:value-type="float">
            <text:p>-2,44929359829471E-16</text:p>
          </table:table-cell>
          <table:table-cell table:style-name="ce18" table:formula="of:=3*SIN(RADIANS([.A98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8" office:value-type="float" office:value="125" calcext:value-type="float">
            <text:p>125</text:p>
          </table:table-cell>
          <table:table-cell table:style-name="ce18" table:formula="of:=SIN(RADIANS([.A99]))" office:value-type="float" office:value="0.819152044288992" calcext:value-type="float">
            <text:p>0,819152044288992</text:p>
          </table:table-cell>
          <table:table-cell table:style-name="ce18" table:formula="of:=SIN(RADIANS([.A99])*3)" office:value-type="float" office:value="0.258819045102521" calcext:value-type="float">
            <text:p>0,258819045102521</text:p>
          </table:table-cell>
          <table:table-cell table:style-name="ce18" table:formula="of:=3*SIN(RADIANS([.A99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18" office:value-type="float" office:value="130" calcext:value-type="float">
            <text:p>130</text:p>
          </table:table-cell>
          <table:table-cell table:style-name="ce18" table:formula="of:=SIN(RADIANS([.A100]))" office:value-type="float" office:value="0.766044443118978" calcext:value-type="float">
            <text:p>0,766044443118978</text:p>
          </table:table-cell>
          <table:table-cell table:style-name="ce18" table:formula="of:=SIN(RADIANS([.A100])*3)" office:value-type="float" office:value="0.5" calcext:value-type="float">
            <text:p>0,5</text:p>
          </table:table-cell>
          <table:table-cell table:style-name="ce18" table:formula="of:=3*SIN(RADIANS([.A100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8" office:value-type="float" office:value="135" calcext:value-type="float">
            <text:p>135</text:p>
          </table:table-cell>
          <table:table-cell table:style-name="ce18" table:formula="of:=SIN(RADIANS([.A101]))" office:value-type="float" office:value="0.707106781186548" calcext:value-type="float">
            <text:p>0,707106781186548</text:p>
          </table:table-cell>
          <table:table-cell table:style-name="ce18" table:formula="of:=SIN(RADIANS([.A101])*3)" office:value-type="float" office:value="0.707106781186547" calcext:value-type="float">
            <text:p>0,707106781186547</text:p>
          </table:table-cell>
          <table:table-cell table:style-name="ce18" table:formula="of:=3*SIN(RADIANS([.A101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8" office:value-type="float" office:value="140" calcext:value-type="float">
            <text:p>140</text:p>
          </table:table-cell>
          <table:table-cell table:style-name="ce18" table:formula="of:=SIN(RADIANS([.A102]))" office:value-type="float" office:value="0.642787609686539" calcext:value-type="float">
            <text:p>0,642787609686539</text:p>
          </table:table-cell>
          <table:table-cell table:style-name="ce18" table:formula="of:=SIN(RADIANS([.A102])*3)" office:value-type="float" office:value="0.866025403784438" calcext:value-type="float">
            <text:p>0,866025403784438</text:p>
          </table:table-cell>
          <table:table-cell table:style-name="ce18" table:formula="of:=3*SIN(RADIANS([.A102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8" office:value-type="float" office:value="145" calcext:value-type="float">
            <text:p>145</text:p>
          </table:table-cell>
          <table:table-cell table:style-name="ce18" table:formula="of:=SIN(RADIANS([.A103]))" office:value-type="float" office:value="0.573576436351046" calcext:value-type="float">
            <text:p>0,573576436351046</text:p>
          </table:table-cell>
          <table:table-cell table:style-name="ce18" table:formula="of:=SIN(RADIANS([.A103])*3)" office:value-type="float" office:value="0.965925826289068" calcext:value-type="float">
            <text:p>0,965925826289068</text:p>
          </table:table-cell>
          <table:table-cell table:style-name="ce18" table:formula="of:=3*SIN(RADIANS([.A103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8" office:value-type="float" office:value="150" calcext:value-type="float">
            <text:p>150</text:p>
          </table:table-cell>
          <table:table-cell table:style-name="ce18" table:formula="of:=SIN(RADIANS([.A104]))" office:value-type="float" office:value="0.5" calcext:value-type="float">
            <text:p>0,5</text:p>
          </table:table-cell>
          <table:table-cell table:style-name="ce18" table:formula="of:=SIN(RADIANS([.A104])*3)" office:value-type="float" office:value="1" calcext:value-type="float">
            <text:p>1</text:p>
          </table:table-cell>
          <table:table-cell table:style-name="ce18" table:formula="of:=3*SIN(RADIANS([.A104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8" office:value-type="float" office:value="155" calcext:value-type="float">
            <text:p>155</text:p>
          </table:table-cell>
          <table:table-cell table:style-name="ce18" table:formula="of:=SIN(RADIANS([.A105]))" office:value-type="float" office:value="0.422618261740699" calcext:value-type="float">
            <text:p>0,422618261740699</text:p>
          </table:table-cell>
          <table:table-cell table:style-name="ce18" table:formula="of:=SIN(RADIANS([.A105])*3)" office:value-type="float" office:value="0.965925826289068" calcext:value-type="float">
            <text:p>0,965925826289068</text:p>
          </table:table-cell>
          <table:table-cell table:style-name="ce18" table:formula="of:=3*SIN(RADIANS([.A105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8" office:value-type="float" office:value="160" calcext:value-type="float">
            <text:p>160</text:p>
          </table:table-cell>
          <table:table-cell table:style-name="ce18" table:formula="of:=SIN(RADIANS([.A106]))" office:value-type="float" office:value="0.342020143325669" calcext:value-type="float">
            <text:p>0,342020143325669</text:p>
          </table:table-cell>
          <table:table-cell table:style-name="ce18" table:formula="of:=SIN(RADIANS([.A106])*3)" office:value-type="float" office:value="0.866025403784439" calcext:value-type="float">
            <text:p>0,866025403784439</text:p>
          </table:table-cell>
          <table:table-cell table:style-name="ce18" table:formula="of:=3*SIN(RADIANS([.A106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8" office:value-type="float" office:value="165" calcext:value-type="float">
            <text:p>165</text:p>
          </table:table-cell>
          <table:table-cell table:style-name="ce18" table:formula="of:=SIN(RADIANS([.A107]))" office:value-type="float" office:value="0.258819045102521" calcext:value-type="float">
            <text:p>0,258819045102521</text:p>
          </table:table-cell>
          <table:table-cell table:style-name="ce18" table:formula="of:=SIN(RADIANS([.A107])*3)" office:value-type="float" office:value="0.707106781186548" calcext:value-type="float">
            <text:p>0,707106781186548</text:p>
          </table:table-cell>
          <table:table-cell table:style-name="ce18" table:formula="of:=3*SIN(RADIANS([.A107])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18" office:value-type="float" office:value="170" calcext:value-type="float">
            <text:p>170</text:p>
          </table:table-cell>
          <table:table-cell table:style-name="ce18" table:formula="of:=SIN(RADIANS([.A108]))" office:value-type="float" office:value="0.17364817766693" calcext:value-type="float">
            <text:p>0,17364817766693</text:p>
          </table:table-cell>
          <table:table-cell table:style-name="ce18" table:formula="of:=SIN(RADIANS([.A108])*3)" office:value-type="float" office:value="0.5" calcext:value-type="float">
            <text:p>0,5</text:p>
          </table:table-cell>
          <table:table-cell table:style-name="ce18" table:formula="of:=3*SIN(RADIANS([.A108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8" office:value-type="float" office:value="175" calcext:value-type="float">
            <text:p>175</text:p>
          </table:table-cell>
          <table:table-cell table:style-name="ce18" table:formula="of:=SIN(RADIANS([.A109]))" office:value-type="float" office:value="0.0871557427476582" calcext:value-type="float">
            <text:p>0,087155742747658</text:p>
          </table:table-cell>
          <table:table-cell table:style-name="ce18" table:formula="of:=SIN(RADIANS([.A109])*3)" office:value-type="float" office:value="0.258819045102521" calcext:value-type="float">
            <text:p>0,258819045102521</text:p>
          </table:table-cell>
          <table:table-cell table:style-name="ce18" table:formula="of:=3*SIN(RADIANS([.A109]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18" office:value-type="float" office:value="180" calcext:value-type="float">
            <text:p>180</text:p>
          </table:table-cell>
          <table:table-cell table:style-name="ce18" table:formula="of:=SIN(RADIANS([.A110]))" office:value-type="float" office:value="1.22464679914735E-016" calcext:value-type="float">
            <text:p>1,22464679914735E-16</text:p>
          </table:table-cell>
          <table:table-cell table:style-name="ce18" table:formula="of:=SIN(RADIANS([.A110])*3)" office:value-type="float" office:value="3.67394039744206E-016" calcext:value-type="float">
            <text:p>3,67394039744206E-16</text:p>
          </table:table-cell>
          <table:table-cell table:style-name="ce18" table:formula="of:=3*SIN(RADIANS([.A110])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18" office:value-type="float" office:value="185" calcext:value-type="float">
            <text:p>185</text:p>
          </table:table-cell>
          <table:table-cell table:style-name="ce18" table:formula="of:=SIN(RADIANS([.A111]))" office:value-type="float" office:value="-0.0871557427476579" calcext:value-type="float">
            <text:p>-0,087155742747658</text:p>
          </table:table-cell>
          <table:table-cell table:style-name="ce18" table:formula="of:=SIN(RADIANS([.A111])*3)" office:value-type="float" office:value="-0.25881904510252" calcext:value-type="float">
            <text:p>-0,25881904510252</text:p>
          </table:table-cell>
          <table:table-cell table:style-name="ce18" table:formula="of:=3*SIN(RADIANS([.A111]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18" office:value-type="float" office:value="190" calcext:value-type="float">
            <text:p>190</text:p>
          </table:table-cell>
          <table:table-cell table:style-name="ce18" table:formula="of:=SIN(RADIANS([.A112]))" office:value-type="float" office:value="-0.17364817766693" calcext:value-type="float">
            <text:p>-0,17364817766693</text:p>
          </table:table-cell>
          <table:table-cell table:style-name="ce18" table:formula="of:=SIN(RADIANS([.A112])*3)" office:value-type="float" office:value="-0.500000000000001" calcext:value-type="float">
            <text:p>-0,500000000000001</text:p>
          </table:table-cell>
          <table:table-cell table:style-name="ce18" table:formula="of:=3*SIN(RADIANS([.A112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8" office:value-type="float" office:value="195" calcext:value-type="float">
            <text:p>195</text:p>
          </table:table-cell>
          <table:table-cell table:style-name="ce18" table:formula="of:=SIN(RADIANS([.A113]))" office:value-type="float" office:value="-0.258819045102521" calcext:value-type="float">
            <text:p>-0,258819045102521</text:p>
          </table:table-cell>
          <table:table-cell table:style-name="ce18" table:formula="of:=SIN(RADIANS([.A113])*3)" office:value-type="float" office:value="-0.707106781186548" calcext:value-type="float">
            <text:p>-0,707106781186548</text:p>
          </table:table-cell>
          <table:table-cell table:style-name="ce18" table:formula="of:=3*SIN(RADIANS([.A113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18" office:value-type="float" office:value="200" calcext:value-type="float">
            <text:p>200</text:p>
          </table:table-cell>
          <table:table-cell table:style-name="ce18" table:formula="of:=SIN(RADIANS([.A114]))" office:value-type="float" office:value="-0.342020143325669" calcext:value-type="float">
            <text:p>-0,342020143325669</text:p>
          </table:table-cell>
          <table:table-cell table:style-name="ce18" table:formula="of:=SIN(RADIANS([.A114])*3)" office:value-type="float" office:value="-0.866025403784439" calcext:value-type="float">
            <text:p>-0,866025403784439</text:p>
          </table:table-cell>
          <table:table-cell table:style-name="ce18" table:formula="of:=3*SIN(RADIANS([.A114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8" office:value-type="float" office:value="205" calcext:value-type="float">
            <text:p>205</text:p>
          </table:table-cell>
          <table:table-cell table:style-name="ce18" table:formula="of:=SIN(RADIANS([.A115]))" office:value-type="float" office:value="-0.422618261740699" calcext:value-type="float">
            <text:p>-0,422618261740699</text:p>
          </table:table-cell>
          <table:table-cell table:style-name="ce18" table:formula="of:=SIN(RADIANS([.A115])*3)" office:value-type="float" office:value="-0.965925826289068" calcext:value-type="float">
            <text:p>-0,965925826289068</text:p>
          </table:table-cell>
          <table:table-cell table:style-name="ce18" table:formula="of:=3*SIN(RADIANS([.A115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8" office:value-type="float" office:value="210" calcext:value-type="float">
            <text:p>210</text:p>
          </table:table-cell>
          <table:table-cell table:style-name="ce18" table:formula="of:=SIN(RADIANS([.A116]))" office:value-type="float" office:value="-0.5" calcext:value-type="float">
            <text:p>-0,5</text:p>
          </table:table-cell>
          <table:table-cell table:style-name="ce18" table:formula="of:=SIN(RADIANS([.A116])*3)" office:value-type="float" office:value="-1" calcext:value-type="float">
            <text:p>-1</text:p>
          </table:table-cell>
          <table:table-cell table:style-name="ce18" table:formula="of:=3*SIN(RADIANS([.A116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8" office:value-type="float" office:value="215" calcext:value-type="float">
            <text:p>215</text:p>
          </table:table-cell>
          <table:table-cell table:style-name="ce18" table:formula="of:=SIN(RADIANS([.A117]))" office:value-type="float" office:value="-0.573576436351046" calcext:value-type="float">
            <text:p>-0,573576436351046</text:p>
          </table:table-cell>
          <table:table-cell table:style-name="ce18" table:formula="of:=SIN(RADIANS([.A117])*3)" office:value-type="float" office:value="-0.965925826289068" calcext:value-type="float">
            <text:p>-0,965925826289068</text:p>
          </table:table-cell>
          <table:table-cell table:style-name="ce18" table:formula="of:=3*SIN(RADIANS([.A117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8" office:value-type="float" office:value="220" calcext:value-type="float">
            <text:p>220</text:p>
          </table:table-cell>
          <table:table-cell table:style-name="ce18" table:formula="of:=SIN(RADIANS([.A118]))" office:value-type="float" office:value="-0.642787609686539" calcext:value-type="float">
            <text:p>-0,642787609686539</text:p>
          </table:table-cell>
          <table:table-cell table:style-name="ce18" table:formula="of:=SIN(RADIANS([.A118])*3)" office:value-type="float" office:value="-0.866025403784438" calcext:value-type="float">
            <text:p>-0,866025403784438</text:p>
          </table:table-cell>
          <table:table-cell table:style-name="ce18" table:formula="of:=3*SIN(RADIANS([.A118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8" office:value-type="float" office:value="225" calcext:value-type="float">
            <text:p>225</text:p>
          </table:table-cell>
          <table:table-cell table:style-name="ce18" table:formula="of:=SIN(RADIANS([.A119]))" office:value-type="float" office:value="-0.707106781186547" calcext:value-type="float">
            <text:p>-0,707106781186547</text:p>
          </table:table-cell>
          <table:table-cell table:style-name="ce18" table:formula="of:=SIN(RADIANS([.A119])*3)" office:value-type="float" office:value="-0.707106781186548" calcext:value-type="float">
            <text:p>-0,707106781186548</text:p>
          </table:table-cell>
          <table:table-cell table:style-name="ce18" table:formula="of:=3*SIN(RADIANS([.A119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8" office:value-type="float" office:value="230" calcext:value-type="float">
            <text:p>230</text:p>
          </table:table-cell>
          <table:table-cell table:style-name="ce18" table:formula="of:=SIN(RADIANS([.A120]))" office:value-type="float" office:value="-0.766044443118978" calcext:value-type="float">
            <text:p>-0,766044443118978</text:p>
          </table:table-cell>
          <table:table-cell table:style-name="ce18" table:formula="of:=SIN(RADIANS([.A120])*3)" office:value-type="float" office:value="-0.5" calcext:value-type="float">
            <text:p>-0,5</text:p>
          </table:table-cell>
          <table:table-cell table:style-name="ce18" table:formula="of:=3*SIN(RADIANS([.A120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8" office:value-type="float" office:value="235" calcext:value-type="float">
            <text:p>235</text:p>
          </table:table-cell>
          <table:table-cell table:style-name="ce18" table:formula="of:=SIN(RADIANS([.A121]))" office:value-type="float" office:value="-0.819152044288992" calcext:value-type="float">
            <text:p>-0,819152044288992</text:p>
          </table:table-cell>
          <table:table-cell table:style-name="ce18" table:formula="of:=SIN(RADIANS([.A121])*3)" office:value-type="float" office:value="-0.258819045102523" calcext:value-type="float">
            <text:p>-0,258819045102523</text:p>
          </table:table-cell>
          <table:table-cell table:style-name="ce18" table:formula="of:=3*SIN(RADIANS([.A121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18" office:value-type="float" office:value="240" calcext:value-type="float">
            <text:p>240</text:p>
          </table:table-cell>
          <table:table-cell table:style-name="ce18" table:formula="of:=SIN(RADIANS([.A122]))" office:value-type="float" office:value="-0.866025403784438" calcext:value-type="float">
            <text:p>-0,866025403784438</text:p>
          </table:table-cell>
          <table:table-cell table:style-name="ce18" table:formula="of:=SIN(RADIANS([.A122])*3)" office:value-type="float" office:value="-4.89858719658941E-016" calcext:value-type="float">
            <text:p>-4,89858719658941E-16</text:p>
          </table:table-cell>
          <table:table-cell table:style-name="ce18" table:formula="of:=3*SIN(RADIANS([.A122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8" office:value-type="float" office:value="245" calcext:value-type="float">
            <text:p>245</text:p>
          </table:table-cell>
          <table:table-cell table:style-name="ce18" table:formula="of:=SIN(RADIANS([.A123]))" office:value-type="float" office:value="-0.90630778703665" calcext:value-type="float">
            <text:p>-0,90630778703665</text:p>
          </table:table-cell>
          <table:table-cell table:style-name="ce18" table:formula="of:=SIN(RADIANS([.A123])*3)" office:value-type="float" office:value="0.258819045102522" calcext:value-type="float">
            <text:p>0,258819045102522</text:p>
          </table:table-cell>
          <table:table-cell table:style-name="ce18" table:formula="of:=3*SIN(RADIANS([.A123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8" office:value-type="float" office:value="250" calcext:value-type="float">
            <text:p>250</text:p>
          </table:table-cell>
          <table:table-cell table:style-name="ce18" table:formula="of:=SIN(RADIANS([.A124]))" office:value-type="float" office:value="-0.939692620785908" calcext:value-type="float">
            <text:p>-0,939692620785908</text:p>
          </table:table-cell>
          <table:table-cell table:style-name="ce18" table:formula="of:=SIN(RADIANS([.A124])*3)" office:value-type="float" office:value="0.500000000000001" calcext:value-type="float">
            <text:p>0,500000000000001</text:p>
          </table:table-cell>
          <table:table-cell table:style-name="ce18" table:formula="of:=3*SIN(RADIANS([.A124]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18" office:value-type="float" office:value="255" calcext:value-type="float">
            <text:p>255</text:p>
          </table:table-cell>
          <table:table-cell table:style-name="ce18" table:formula="of:=SIN(RADIANS([.A125]))" office:value-type="float" office:value="-0.965925826289068" calcext:value-type="float">
            <text:p>-0,965925826289068</text:p>
          </table:table-cell>
          <table:table-cell table:style-name="ce18" table:formula="of:=SIN(RADIANS([.A125])*3)" office:value-type="float" office:value="0.707106781186548" calcext:value-type="float">
            <text:p>0,707106781186548</text:p>
          </table:table-cell>
          <table:table-cell table:style-name="ce18" table:formula="of:=3*SIN(RADIANS([.A125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8" office:value-type="float" office:value="260" calcext:value-type="float">
            <text:p>260</text:p>
          </table:table-cell>
          <table:table-cell table:style-name="ce18" table:formula="of:=SIN(RADIANS([.A126]))" office:value-type="float" office:value="-0.984807753012208" calcext:value-type="float">
            <text:p>-0,984807753012208</text:p>
          </table:table-cell>
          <table:table-cell table:style-name="ce18" table:formula="of:=SIN(RADIANS([.A126])*3)" office:value-type="float" office:value="0.866025403784439" calcext:value-type="float">
            <text:p>0,866025403784439</text:p>
          </table:table-cell>
          <table:table-cell table:style-name="ce18" table:formula="of:=3*SIN(RADIANS([.A126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8" office:value-type="float" office:value="265" calcext:value-type="float">
            <text:p>265</text:p>
          </table:table-cell>
          <table:table-cell table:style-name="ce18" table:formula="of:=SIN(RADIANS([.A127]))" office:value-type="float" office:value="-0.996194698091746" calcext:value-type="float">
            <text:p>-0,996194698091746</text:p>
          </table:table-cell>
          <table:table-cell table:style-name="ce18" table:formula="of:=SIN(RADIANS([.A127])*3)" office:value-type="float" office:value="0.965925826289068" calcext:value-type="float">
            <text:p>0,965925826289068</text:p>
          </table:table-cell>
          <table:table-cell table:style-name="ce18" table:formula="of:=3*SIN(RADIANS([.A127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8" office:value-type="float" office:value="270" calcext:value-type="float">
            <text:p>270</text:p>
          </table:table-cell>
          <table:table-cell table:style-name="ce18" table:formula="of:=SIN(RADIANS([.A128]))" office:value-type="float" office:value="-1" calcext:value-type="float">
            <text:p>-1</text:p>
          </table:table-cell>
          <table:table-cell table:style-name="ce18" table:formula="of:=SIN(RADIANS([.A128])*3)" office:value-type="float" office:value="1" calcext:value-type="float">
            <text:p>1</text:p>
          </table:table-cell>
          <table:table-cell table:style-name="ce18" table:formula="of:=3*SIN(RADIANS([.A128]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18" office:value-type="float" office:value="275" calcext:value-type="float">
            <text:p>275</text:p>
          </table:table-cell>
          <table:table-cell table:style-name="ce18" table:formula="of:=SIN(RADIANS([.A129]))" office:value-type="float" office:value="-0.996194698091746" calcext:value-type="float">
            <text:p>-0,996194698091746</text:p>
          </table:table-cell>
          <table:table-cell table:style-name="ce18" table:formula="of:=SIN(RADIANS([.A129])*3)" office:value-type="float" office:value="0.965925826289069" calcext:value-type="float">
            <text:p>0,965925826289069</text:p>
          </table:table-cell>
          <table:table-cell table:style-name="ce18" table:formula="of:=3*SIN(RADIANS([.A129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8" office:value-type="float" office:value="280" calcext:value-type="float">
            <text:p>280</text:p>
          </table:table-cell>
          <table:table-cell table:style-name="ce18" table:formula="of:=SIN(RADIANS([.A130]))" office:value-type="float" office:value="-0.984807753012208" calcext:value-type="float">
            <text:p>-0,984807753012208</text:p>
          </table:table-cell>
          <table:table-cell table:style-name="ce18" table:formula="of:=SIN(RADIANS([.A130])*3)" office:value-type="float" office:value="0.866025403784439" calcext:value-type="float">
            <text:p>0,866025403784439</text:p>
          </table:table-cell>
          <table:table-cell table:style-name="ce18" table:formula="of:=3*SIN(RADIANS([.A130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8" office:value-type="float" office:value="285" calcext:value-type="float">
            <text:p>285</text:p>
          </table:table-cell>
          <table:table-cell table:style-name="ce18" table:formula="of:=SIN(RADIANS([.A131]))" office:value-type="float" office:value="-0.965925826289068" calcext:value-type="float">
            <text:p>-0,965925826289068</text:p>
          </table:table-cell>
          <table:table-cell table:style-name="ce18" table:formula="of:=SIN(RADIANS([.A131])*3)" office:value-type="float" office:value="0.707106781186549" calcext:value-type="float">
            <text:p>0,707106781186549</text:p>
          </table:table-cell>
          <table:table-cell table:style-name="ce18" table:formula="of:=3*SIN(RADIANS([.A131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8" office:value-type="float" office:value="290" calcext:value-type="float">
            <text:p>290</text:p>
          </table:table-cell>
          <table:table-cell table:style-name="ce18" table:formula="of:=SIN(RADIANS([.A132]))" office:value-type="float" office:value="-0.939692620785908" calcext:value-type="float">
            <text:p>-0,939692620785908</text:p>
          </table:table-cell>
          <table:table-cell table:style-name="ce18" table:formula="of:=SIN(RADIANS([.A132])*3)" office:value-type="float" office:value="0.5" calcext:value-type="float">
            <text:p>0,5</text:p>
          </table:table-cell>
          <table:table-cell table:style-name="ce18" table:formula="of:=3*SIN(RADIANS([.A132]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18" office:value-type="float" office:value="295" calcext:value-type="float">
            <text:p>295</text:p>
          </table:table-cell>
          <table:table-cell table:style-name="ce18" table:formula="of:=SIN(RADIANS([.A133]))" office:value-type="float" office:value="-0.90630778703665" calcext:value-type="float">
            <text:p>-0,90630778703665</text:p>
          </table:table-cell>
          <table:table-cell table:style-name="ce18" table:formula="of:=SIN(RADIANS([.A133])*3)" office:value-type="float" office:value="0.258819045102519" calcext:value-type="float">
            <text:p>0,258819045102519</text:p>
          </table:table-cell>
          <table:table-cell table:style-name="ce18" table:formula="of:=3*SIN(RADIANS([.A133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8" office:value-type="float" office:value="300" calcext:value-type="float">
            <text:p>300</text:p>
          </table:table-cell>
          <table:table-cell table:style-name="ce18" table:formula="of:=SIN(RADIANS([.A134]))" office:value-type="float" office:value="-0.866025403784439" calcext:value-type="float">
            <text:p>-0,866025403784439</text:p>
          </table:table-cell>
          <table:table-cell table:style-name="ce18" table:formula="of:=SIN(RADIANS([.A134])*3)" office:value-type="float" office:value="6.12323399573677E-016" calcext:value-type="float">
            <text:p>6,12323399573677E-16</text:p>
          </table:table-cell>
          <table:table-cell table:style-name="ce18" table:formula="of:=3*SIN(RADIANS([.A134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8" office:value-type="float" office:value="305" calcext:value-type="float">
            <text:p>305</text:p>
          </table:table-cell>
          <table:table-cell table:style-name="ce18" table:formula="of:=SIN(RADIANS([.A135]))" office:value-type="float" office:value="-0.819152044288992" calcext:value-type="float">
            <text:p>-0,819152044288992</text:p>
          </table:table-cell>
          <table:table-cell table:style-name="ce18" table:formula="of:=SIN(RADIANS([.A135])*3)" office:value-type="float" office:value="-0.258819045102522" calcext:value-type="float">
            <text:p>-0,258819045102522</text:p>
          </table:table-cell>
          <table:table-cell table:style-name="ce18" table:formula="of:=3*SIN(RADIANS([.A135]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18" office:value-type="float" office:value="310" calcext:value-type="float">
            <text:p>310</text:p>
          </table:table-cell>
          <table:table-cell table:style-name="ce18" table:formula="of:=SIN(RADIANS([.A136]))" office:value-type="float" office:value="-0.766044443118978" calcext:value-type="float">
            <text:p>-0,766044443118978</text:p>
          </table:table-cell>
          <table:table-cell table:style-name="ce18" table:formula="of:=SIN(RADIANS([.A136])*3)" office:value-type="float" office:value="-0.499999999999999" calcext:value-type="float">
            <text:p>-0,499999999999999</text:p>
          </table:table-cell>
          <table:table-cell table:style-name="ce18" table:formula="of:=3*SIN(RADIANS([.A136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8" office:value-type="float" office:value="315" calcext:value-type="float">
            <text:p>315</text:p>
          </table:table-cell>
          <table:table-cell table:style-name="ce18" table:formula="of:=SIN(RADIANS([.A137]))" office:value-type="float" office:value="-0.707106781186548" calcext:value-type="float">
            <text:p>-0,707106781186548</text:p>
          </table:table-cell>
          <table:table-cell table:style-name="ce18" table:formula="of:=SIN(RADIANS([.A137])*3)" office:value-type="float" office:value="-0.707106781186548" calcext:value-type="float">
            <text:p>-0,707106781186548</text:p>
          </table:table-cell>
          <table:table-cell table:style-name="ce18" table:formula="of:=3*SIN(RADIANS([.A137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8" office:value-type="float" office:value="320" calcext:value-type="float">
            <text:p>320</text:p>
          </table:table-cell>
          <table:table-cell table:style-name="ce18" table:formula="of:=SIN(RADIANS([.A138]))" office:value-type="float" office:value="-0.64278760968654" calcext:value-type="float">
            <text:p>-0,64278760968654</text:p>
          </table:table-cell>
          <table:table-cell table:style-name="ce18" table:formula="of:=SIN(RADIANS([.A138])*3)" office:value-type="float" office:value="-0.866025403784438" calcext:value-type="float">
            <text:p>-0,866025403784438</text:p>
          </table:table-cell>
          <table:table-cell table:style-name="ce18" table:formula="of:=3*SIN(RADIANS([.A138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8" office:value-type="float" office:value="325" calcext:value-type="float">
            <text:p>325</text:p>
          </table:table-cell>
          <table:table-cell table:style-name="ce18" table:formula="of:=SIN(RADIANS([.A139]))" office:value-type="float" office:value="-0.573576436351046" calcext:value-type="float">
            <text:p>-0,573576436351046</text:p>
          </table:table-cell>
          <table:table-cell table:style-name="ce18" table:formula="of:=SIN(RADIANS([.A139])*3)" office:value-type="float" office:value="-0.965925826289068" calcext:value-type="float">
            <text:p>-0,965925826289068</text:p>
          </table:table-cell>
          <table:table-cell table:style-name="ce18" table:formula="of:=3*SIN(RADIANS([.A139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8" office:value-type="float" office:value="330" calcext:value-type="float">
            <text:p>330</text:p>
          </table:table-cell>
          <table:table-cell table:style-name="ce18" table:formula="of:=SIN(RADIANS([.A140]))" office:value-type="float" office:value="-0.5" calcext:value-type="float">
            <text:p>-0,5</text:p>
          </table:table-cell>
          <table:table-cell table:style-name="ce18" table:formula="of:=SIN(RADIANS([.A140])*3)" office:value-type="float" office:value="-1" calcext:value-type="float">
            <text:p>-1</text:p>
          </table:table-cell>
          <table:table-cell table:style-name="ce18" table:formula="of:=3*SIN(RADIANS([.A140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8" office:value-type="float" office:value="335" calcext:value-type="float">
            <text:p>335</text:p>
          </table:table-cell>
          <table:table-cell table:style-name="ce18" table:formula="of:=SIN(RADIANS([.A141]))" office:value-type="float" office:value="-0.422618261740699" calcext:value-type="float">
            <text:p>-0,422618261740699</text:p>
          </table:table-cell>
          <table:table-cell table:style-name="ce18" table:formula="of:=SIN(RADIANS([.A141])*3)" office:value-type="float" office:value="-0.965925826289069" calcext:value-type="float">
            <text:p>-0,965925826289069</text:p>
          </table:table-cell>
          <table:table-cell table:style-name="ce18" table:formula="of:=3*SIN(RADIANS([.A141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8" office:value-type="float" office:value="340" calcext:value-type="float">
            <text:p>340</text:p>
          </table:table-cell>
          <table:table-cell table:style-name="ce18" table:formula="of:=SIN(RADIANS([.A142]))" office:value-type="float" office:value="-0.342020143325669" calcext:value-type="float">
            <text:p>-0,342020143325669</text:p>
          </table:table-cell>
          <table:table-cell table:style-name="ce18" table:formula="of:=SIN(RADIANS([.A142])*3)" office:value-type="float" office:value="-0.866025403784438" calcext:value-type="float">
            <text:p>-0,866025403784438</text:p>
          </table:table-cell>
          <table:table-cell table:style-name="ce18" table:formula="of:=3*SIN(RADIANS([.A142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8" office:value-type="float" office:value="345" calcext:value-type="float">
            <text:p>345</text:p>
          </table:table-cell>
          <table:table-cell table:style-name="ce18" table:formula="of:=SIN(RADIANS([.A143]))" office:value-type="float" office:value="-0.258819045102521" calcext:value-type="float">
            <text:p>-0,258819045102521</text:p>
          </table:table-cell>
          <table:table-cell table:style-name="ce18" table:formula="of:=SIN(RADIANS([.A143])*3)" office:value-type="float" office:value="-0.707106781186546" calcext:value-type="float">
            <text:p>-0,707106781186546</text:p>
          </table:table-cell>
          <table:table-cell table:style-name="ce18" table:formula="of:=3*SIN(RADIANS([.A143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18" office:value-type="float" office:value="350" calcext:value-type="float">
            <text:p>350</text:p>
          </table:table-cell>
          <table:table-cell table:style-name="ce18" table:formula="of:=SIN(RADIANS([.A144]))" office:value-type="float" office:value="-0.17364817766693" calcext:value-type="float">
            <text:p>-0,17364817766693</text:p>
          </table:table-cell>
          <table:table-cell table:style-name="ce18" table:formula="of:=SIN(RADIANS([.A144])*3)" office:value-type="float" office:value="-0.5" calcext:value-type="float">
            <text:p>-0,5</text:p>
          </table:table-cell>
          <table:table-cell table:style-name="ce18" table:formula="of:=3*SIN(RADIANS([.A144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8" office:value-type="float" office:value="355" calcext:value-type="float">
            <text:p>355</text:p>
          </table:table-cell>
          <table:table-cell table:style-name="ce18" table:formula="of:=SIN(RADIANS([.A145]))" office:value-type="float" office:value="-0.0871557427476583" calcext:value-type="float">
            <text:p>-0,087155742747658</text:p>
          </table:table-cell>
          <table:table-cell table:style-name="ce18" table:formula="of:=SIN(RADIANS([.A145])*3)" office:value-type="float" office:value="-0.258819045102523" calcext:value-type="float">
            <text:p>-0,258819045102523</text:p>
          </table:table-cell>
          <table:table-cell table:style-name="ce18" table:formula="of:=3*SIN(RADIANS([.A145]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18" office:value-type="float" office:value="360" calcext:value-type="float">
            <text:p>360</text:p>
          </table:table-cell>
          <table:table-cell table:style-name="ce18" table:formula="of:=SIN(RADIANS([.A146]))" office:value-type="float" office:value="-2.44929359829471E-016" calcext:value-type="float">
            <text:p>-2,44929359829471E-16</text:p>
          </table:table-cell>
          <table:table-cell table:style-name="ce18" table:formula="of:=SIN(RADIANS([.A146])*3)" office:value-type="float" office:value="-7.34788079488412E-016" calcext:value-type="float">
            <text:p>-7,34788079488412E-16</text:p>
          </table:table-cell>
          <table:table-cell table:style-name="ce18" table:formula="of:=3*SIN(RADIANS([.A146])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20" table:number-columns-repeated="4"/>
          <table:table-cell table:number-columns-repeated="1020"/>
        </table:table-row>
        <table:table-row table:style-name="ro1" table:number-rows-repeated="8">
          <table:table-cell table:style-name="ce20" table:number-columns-repeated="4"/>
          <table:table-cell/>
          <table:table-cell table:style-name="ce20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20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60.08mm" svg:height="89.96mm" svg:x="56.09mm" svg:y="7.94mm">
            <loext:p/>
            <draw:object draw:notify-on-update-of-ranges="'5. Pomiary'.A2:'5. Pomiary'.A32 '5. Pomiary'.B1:'5. Pomiary'.B1 '5. Pomiary'.B2:'5. Pomiary'.B3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24" table:default-cell-style-name="ce14"/>
        <table:table-row table:style-name="ro1"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18" office:value-type="float" office:value="0.1" calcext:value-type="float">
            <text:p>0,1</text:p>
          </table:table-cell>
          <table:table-cell table:style-name="ce18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18" office:value-type="float" office:value="0.2" calcext:value-type="float">
            <text:p>0,2</text:p>
          </table:table-cell>
          <table:table-cell table:style-name="ce18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18" office:value-type="float" office:value="0.3" calcext:value-type="float">
            <text:p>0,3</text:p>
          </table:table-cell>
          <table:table-cell table:style-name="ce18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18" office:value-type="float" office:value="0.4" calcext:value-type="float">
            <text:p>0,4</text:p>
          </table:table-cell>
          <table:table-cell table:style-name="ce18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18" office:value-type="float" office:value="0.5" calcext:value-type="float">
            <text:p>0,5</text:p>
          </table:table-cell>
          <table:table-cell table:style-name="ce18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18" office:value-type="float" office:value="0.6" calcext:value-type="float">
            <text:p>0,6</text:p>
          </table:table-cell>
          <table:table-cell table:style-name="ce18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18" office:value-type="float" office:value="0.7" calcext:value-type="float">
            <text:p>0,7</text:p>
          </table:table-cell>
          <table:table-cell table:style-name="ce18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18" office:value-type="float" office:value="0.8" calcext:value-type="float">
            <text:p>0,8</text:p>
          </table:table-cell>
          <table:table-cell table:style-name="ce18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18" office:value-type="float" office:value="0.9" calcext:value-type="float">
            <text:p>0,9</text:p>
          </table:table-cell>
          <table:table-cell table:style-name="ce18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18" office:value-type="float" office:value="1.1" calcext:value-type="float">
            <text:p>1,1</text:p>
          </table:table-cell>
          <table:table-cell table:style-name="ce18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18" office:value-type="float" office:value="1.2" calcext:value-type="float">
            <text:p>1,2</text:p>
          </table:table-cell>
          <table:table-cell table:style-name="ce18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18" office:value-type="float" office:value="1.3" calcext:value-type="float">
            <text:p>1,3</text:p>
          </table:table-cell>
          <table:table-cell table:style-name="ce18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18" office:value-type="float" office:value="1.4" calcext:value-type="float">
            <text:p>1,4</text:p>
          </table:table-cell>
          <table:table-cell table:style-name="ce18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18" office:value-type="float" office:value="1.5" calcext:value-type="float">
            <text:p>1,5</text:p>
          </table:table-cell>
          <table:table-cell table:style-name="ce18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18" office:value-type="float" office:value="1.6" calcext:value-type="float">
            <text:p>1,6</text:p>
          </table:table-cell>
          <table:table-cell table:style-name="ce18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18" office:value-type="float" office:value="1.7" calcext:value-type="float">
            <text:p>1,7</text:p>
          </table:table-cell>
          <table:table-cell table:style-name="ce18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18" office:value-type="float" office:value="1.8" calcext:value-type="float">
            <text:p>1,8</text:p>
          </table:table-cell>
          <table:table-cell table:style-name="ce18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18" office:value-type="float" office:value="1.9" calcext:value-type="float">
            <text:p>1,9</text:p>
          </table:table-cell>
          <table:table-cell table:style-name="ce18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18" office:value-type="float" office:value="2.1" calcext:value-type="float">
            <text:p>2,1</text:p>
          </table:table-cell>
          <table:table-cell table:style-name="ce18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18" office:value-type="float" office:value="2.2" calcext:value-type="float">
            <text:p>2,2</text:p>
          </table:table-cell>
          <table:table-cell table:style-name="ce18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18" office:value-type="float" office:value="2.3" calcext:value-type="float">
            <text:p>2,3</text:p>
          </table:table-cell>
          <table:table-cell table:style-name="ce18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18" office:value-type="float" office:value="2.4" calcext:value-type="float">
            <text:p>2,4</text:p>
          </table:table-cell>
          <table:table-cell table:style-name="ce18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18" office:value-type="float" office:value="2.5" calcext:value-type="float">
            <text:p>2,5</text:p>
          </table:table-cell>
          <table:table-cell table:style-name="ce18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18" office:value-type="float" office:value="2.6" calcext:value-type="float">
            <text:p>2,6</text:p>
          </table:table-cell>
          <table:table-cell table:style-name="ce18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18" office:value-type="float" office:value="2.7" calcext:value-type="float">
            <text:p>2,7</text:p>
          </table:table-cell>
          <table:table-cell table:style-name="ce18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18" office:value-type="float" office:value="2.8" calcext:value-type="float">
            <text:p>2,8</text:p>
          </table:table-cell>
          <table:table-cell table:style-name="ce18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18" office:value-type="float" office:value="2.9" calcext:value-type="float">
            <text:p>2,9</text:p>
          </table:table-cell>
          <table:table-cell table:style-name="ce18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23.71mm" svg:height="87.11mm" svg:x="100.49mm" svg:y="2.24mm">
            <loext:p/>
            <draw:object draw:notify-on-update-of-ranges="'6. Nazwiska'.A2:'6. Nazwiska'.A9 '6. Nazwiska'.B1:'6. Nazwiska'.B1 '6. Nazwiska'.B2:'6. Nazwiska'.B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ce14"/>
        <table:table-column table:style-name="co3" table:number-columns-repeated="2" table:default-cell-style-name="ce14"/>
        <table:table-column table:style-name="co5" table:default-cell-style-name="ce14"/>
        <table:table-column table:style-name="co8" table:default-cell-style-name="ce14"/>
        <table:table-column table:style-name="co3" table:number-columns-repeated="1019" table:default-cell-style-name="ce14"/>
        <table:table-row table:style-name="ro1">
          <table:table-cell table:style-name="ce19" office:value-type="string" calcext:value-type="string">
            <text:p>Nazwisko</text:p>
          </table:table-cell>
          <table:table-cell table:style-name="ce19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Janik</text:p>
          </table:table-cell>
          <table:table-cell table:style-name="ce18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Musiał</text:p>
          </table:table-cell>
          <table:table-cell table:style-name="ce18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Wawrzyniak</text:p>
          </table:table-cell>
          <table:table-cell table:style-name="ce18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Nowak</text:p>
          </table:table-cell>
          <table:table-cell table:style-name="ce18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Wiśniewski</text:p>
          </table:table-cell>
          <table:table-cell table:style-name="ce18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Erat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Erad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Kołodziejczyk</text:p>
          </table:table-cell>
          <table:table-cell table:style-name="ce18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59.99mm" svg:height="89.99mm" svg:x="58.1mm" svg:y="6.29mm">
            <loext:p/>
            <draw:object draw:notify-on-update-of-ranges="'7. Klasyfikacja'.B2:'7. Klasyfikacja'.B11 '7. Klasyfikacja'.C2:'7. Klasyfikacja'.C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3" table:number-columns-repeated="1021" table:default-cell-style-name="ce14"/>
        <table:table-row table:style-name="ro1">
          <table:table-cell table:style-name="ce10" office:value-type="string" calcext:value-type="string">
            <text:p>Klasa</text:p>
          </table:table-cell>
          <table:table-cell table:style-name="ce10" office:value-type="string" calcext:value-type="string">
            <text:p>Średnia ocen</text:p>
          </table:table-cell>
          <table:table-cell table:style-name="ce10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1A</text:p>
          </table:table-cell>
          <table:table-cell table:style-name="ce18" table:formula="of:=ROUND(RAND()*5+1;2)" office:value-type="float" office:value="5.79" calcext:value-type="float">
            <text:p>5,79</text:p>
          </table:table-cell>
          <table:table-cell table:style-name="ce8" table:formula="of:=RAND()*0.5+0.5" office:value-type="percentage" office:value="0.856968338876666" calcext:value-type="percentage">
            <text:p>86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1B</text:p>
          </table:table-cell>
          <table:table-cell table:style-name="ce18" table:formula="of:=ROUND(RAND()*5+1;2)" office:value-type="float" office:value="4.07" calcext:value-type="float">
            <text:p>4,07</text:p>
          </table:table-cell>
          <table:table-cell table:style-name="ce8" table:formula="of:=RAND()*0.5+0.5" office:value-type="percentage" office:value="0.747521216748743" calcext:value-type="percentage">
            <text:p>75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1C</text:p>
          </table:table-cell>
          <table:table-cell table:style-name="ce18" table:formula="of:=ROUND(RAND()*5+1;2)" office:value-type="float" office:value="2.63" calcext:value-type="float">
            <text:p>2,63</text:p>
          </table:table-cell>
          <table:table-cell table:style-name="ce8" table:formula="of:=RAND()*0.5+0.5" office:value-type="percentage" office:value="0.560204443765131" calcext:value-type="percentage">
            <text:p>56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1D</text:p>
          </table:table-cell>
          <table:table-cell table:style-name="ce18" table:formula="of:=ROUND(RAND()*5+1;2)" office:value-type="float" office:value="4.49" calcext:value-type="float">
            <text:p>4,49</text:p>
          </table:table-cell>
          <table:table-cell table:style-name="ce8" table:formula="of:=RAND()*0.5+0.5" office:value-type="percentage" office:value="0.638557005178513" calcext:value-type="percentage">
            <text:p>64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1E</text:p>
          </table:table-cell>
          <table:table-cell table:style-name="ce18" table:formula="of:=ROUND(RAND()*5+1;2)" office:value-type="float" office:value="4.37" calcext:value-type="float">
            <text:p>4,37</text:p>
          </table:table-cell>
          <table:table-cell table:style-name="ce8" table:formula="of:=RAND()*0.5+0.5" office:value-type="percentage" office:value="0.633693163564932" calcext:value-type="percentage">
            <text:p>63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2A</text:p>
          </table:table-cell>
          <table:table-cell table:style-name="ce18" table:formula="of:=ROUND(RAND()*5+1;2)" office:value-type="float" office:value="3.47" calcext:value-type="float">
            <text:p>3,47</text:p>
          </table:table-cell>
          <table:table-cell table:style-name="ce8" table:formula="of:=RAND()*0.5+0.5" office:value-type="percentage" office:value="0.936054534498251" calcext:value-type="percentage">
            <text:p>94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2B</text:p>
          </table:table-cell>
          <table:table-cell table:style-name="ce18" table:formula="of:=ROUND(RAND()*5+1;2)" office:value-type="float" office:value="2.95" calcext:value-type="float">
            <text:p>2,95</text:p>
          </table:table-cell>
          <table:table-cell table:style-name="ce8" table:formula="of:=RAND()*0.5+0.5" office:value-type="percentage" office:value="0.837430276100013" calcext:value-type="percentage">
            <text:p>84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2C</text:p>
          </table:table-cell>
          <table:table-cell table:style-name="ce18" table:formula="of:=ROUND(RAND()*5+1;2)" office:value-type="float" office:value="1.8" calcext:value-type="float">
            <text:p>1,8</text:p>
          </table:table-cell>
          <table:table-cell table:style-name="ce8" table:formula="of:=RAND()*0.5+0.5" office:value-type="percentage" office:value="0.623043760583615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2D</text:p>
          </table:table-cell>
          <table:table-cell table:style-name="ce18" table:formula="of:=ROUND(RAND()*5+1;2)" office:value-type="float" office:value="4.78" calcext:value-type="float">
            <text:p>4,78</text:p>
          </table:table-cell>
          <table:table-cell table:style-name="ce8" table:formula="of:=RAND()*0.5+0.5" office:value-type="percentage" office:value="0.536844283349729" calcext:value-type="percentage">
            <text:p>54%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2E</text:p>
          </table:table-cell>
          <table:table-cell table:style-name="ce18" table:formula="of:=ROUND(RAND()*5+1;2)" office:value-type="float" office:value="4.38" calcext:value-type="float">
            <text:p>4,38</text:p>
          </table:table-cell>
          <table:table-cell table:style-name="ce8" table:formula="of:=RAND()*0.5+0.5" office:value-type="percentage" office:value="0.553172216412993" calcext:value-type="percentage">
            <text:p>55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1"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0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2:11.61065637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8T09:52:41.420998973</dc:date>
    <meta:generator>LibreOffice/5.4.2.2$Linux_X86_64 LibreOffice_project/40m0$Build-2</meta:generator>
    <meta:editing-duration>PT2H53M45S</meta:editing-duration>
    <meta:editing-cycles>32</meta:editing-cycles>
    <meta:document-statistic meta:table-count="7" meta:cell-count="955" meta:object-count="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cd4d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e5ca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911cm" svg:height="11.96cm" xlink:href=".." xlink:type="simple" chart:class="chart:line" chart:style-name="ch1">
        <chart:title svg:x="9.43cm" svg:y="0.375cm" chart:style-name="ch2">
          <text:p>Dane giełdowe</text:p>
        </chart:title>
        <chart:subtitle svg:x="9.866cm" svg:y="1.393cm" chart:style-name="ch3">
          <text:p>za rok 2012</text:p>
        </chart:subtitle>
        <chart:legend chart:legend-position="end" svg:x="18.741cm" svg:y="5.681cm" style:legend-expansion="high" chart:style-name="ch4"/>
        <chart:plot-area chart:style-name="ch5" table:cell-range-address="'1. Giełda'.A2:'1. Giełda'.B22 '1. Giełda'.B1:'1. Giełda'.B1" chart:data-source-has-labels="both" svg:x="1.449cm" svg:y="2.315cm" svg:width="16.854cm" svg:height="8.425cm">
          <chartooo:coordinate-region svg:x="3.208cm" svg:y="2.514cm" svg:width="15.095cm" svg:height="6.283cm"/>
          <chart:axis chart:dimension="x" chart:name="primary-x" chart:style-name="ch6" chartooo:axis-type="auto">
            <chartooo:date-scale/>
            <chart:title svg:x="9.475cm" svg:y="10.979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7.166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auto-position="true" chart:auto-size="true" chart:right-angled-axes="true" chart:data-label-number="value-and-percentage" chart:data-label-text="true" chart:data-label-symbol="tru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 chart:data-label-number="value-and-percentage" chart:data-label-text="true" chart:data-label-symbol="true" chart:label-position="outside"/>
      <style:graphic-properties draw:stroke="none" draw:fill-color="#004586" fo:wrap-option="wrap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circle" chart:style-name="ch1">
        <chart:title svg:x="5.707cm" svg:y="0.315cm" chart:style-name="ch2">
          <text:p>Wybory samorządowe</text:p>
        </chart:title>
        <chart:legend chart:legend-position="end" svg:x="11.752cm" svg:y="3.452cm" style:legend-expansion="high" chart:style-name="ch3"/>
        <chart:plot-area chart:style-name="ch4" table:cell-range-address="'2. Wybory'.A2:'2. Wybory'.B5 '2. Wybory'.B1:'2. Wybory'.B1" chart:data-source-has-labels="both" svg:x="0.32cm" svg:y="1.273cm" svg:width="11.112cm" svg:height="7.545cm">
          <chartooo:coordinate-region svg:x="2.104cm" svg:y="2.616cm" svg:width="5.551cm" svg:height="5.551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 draw:opacity-name="ChartTransparencyGradient_20_1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97cm" xlink:href=".." xlink:type="simple" chart:class="chart:line" chart:style-name="ch1">
        <chart:legend chart:legend-position="end" svg:x="14.479cm" svg:y="4.199cm" style:legend-expansion="high" chart:style-name="ch2"/>
        <chart:plot-area chart:style-name="ch3" table:cell-range-address="'3. Matematyczne I'.A2:'3. Matematyczne I'.B102 '3. Matematyczne I'.B1:'3. Matematyczne I'.B1" chart:data-source-has-labels="both" svg:x="0.32cm" svg:y="0.179cm" svg:width="13.839cm" svg:height="8.639cm">
          <chartooo:coordinate-region svg:x="0.508cm" svg:y="0.378cm" svg:width="13.108cm" svg:height="8.241cm"/>
          <chart:axis chart:dimension="x" chart:name="primary-x" chart:style-name="ch4" chartooo:axis-type="auto">
            <chartooo:date-scale/>
            <chart:categories table:cell-range-address="'3. Matematyczne I'.A2:'3. Matematyczne I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B2:'3. Matematyczne I'.B102" chart:label-cell-address="'3. Matematyczne I'.B1:'3. Matematyczne I'.B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ChartHatch_20_1" draw:display-name="ChartHatch 1" draw:style="double" draw:color="#000000" draw:distance="0.1cm" draw:rotation="0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16cm" svg:y="3.952cm" style:legend-expansion="high" chart:style-name="ch2"/>
        <chart:plot-area chart:style-name="ch3" table:cell-range-address="'file:///Users/agnieszka/Desktop/gitrepo/02wykresy/6. Klasyfikacja'#'6 Klasyfikacja'.A2:'file:///Users/agnieszka/Desktop/gitrepo/02wykresy/6. Klasyfikacja'#'6 Klasyfikacja'.A11 '7. Klasyfikacja'.B2:'7. Klasyfikacja'.C11" chart:data-source-has-labels="both" svg:x="0.32cm" svg:y="0.18cm" svg:width="12.376cm" svg:height="8.64cm">
          <chartooo:coordinate-region svg:x="0.756cm" svg:y="0.379cm" svg:width="10.815cm" svg:height="7.794cm"/>
          <chart:axis chart:dimension="x" chart:name="primary-x" chart:style-name="ch4" chartooo:axis-type="auto">
            <chartooo:date-scale/>
            <chart:categories table:cell-range-address="'file:///Users/agnieszka/Desktop/gitrepo/02wykresy/6. Klasyfikacja'#'6 Klasyfikacja'.A2:'file:///Users/agnieszka/Desktop/gitrepo/02wykresy/6. Klasyfikacja'#'6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loext:label-string="średnia" chart:class="chart:bar">
            <chart:data-point chart:repeated="10"/>
          </chart:series>
          <chart:series chart:attached-axis="secondary-y" chart:style-name="ch9" chart:values-cell-range-address="'7. Klasyfikacja'.C2:'7. Klasyfikacja'.C11" loext:label-string="frekwencja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</text:p>
              </table:table-cell>
              <table:table-cell office:value-type="string">
                <text:p>frekwencj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.79">
                <text:p>5.79</text:p>
                <draw:g>
                  <svg:desc>'7. Klasyfikacja'.B2:'7. Klasyfikacja'.B11</svg:desc>
                </draw:g>
              </table:table-cell>
              <table:table-cell office:value-type="float" office:value="0.856968338876666">
                <text:p>0.856968338876666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/>
              <table:table-cell office:value-type="float" office:value="4.07">
                <text:p>4.07</text:p>
              </table:table-cell>
              <table:table-cell office:value-type="float" office:value="0.747521216748743">
                <text:p>0.747521216748743</text:p>
              </table:table-cell>
            </table:table-row>
            <table:table-row>
              <table:table-cell office:value-type="string"/>
              <table:table-cell office:value-type="float" office:value="2.63">
                <text:p>2.63</text:p>
              </table:table-cell>
              <table:table-cell office:value-type="float" office:value="0.560204443765131">
                <text:p>0.560204443765131</text:p>
              </table:table-cell>
            </table:table-row>
            <table:table-row>
              <table:table-cell office:value-type="string"/>
              <table:table-cell office:value-type="float" office:value="4.49">
                <text:p>4.49</text:p>
              </table:table-cell>
              <table:table-cell office:value-type="float" office:value="0.638557005178513">
                <text:p>0.638557005178513</text:p>
              </table:table-cell>
            </table:table-row>
            <table:table-row>
              <table:table-cell office:value-type="string"/>
              <table:table-cell office:value-type="float" office:value="4.37">
                <text:p>4.37</text:p>
              </table:table-cell>
              <table:table-cell office:value-type="float" office:value="0.633693163564932">
                <text:p>0.633693163564932</text:p>
              </table:table-cell>
            </table:table-row>
            <table:table-row>
              <table:table-cell office:value-type="string"/>
              <table:table-cell office:value-type="float" office:value="3.47">
                <text:p>3.47</text:p>
              </table:table-cell>
              <table:table-cell office:value-type="float" office:value="0.936054534498251">
                <text:p>0.936054534498251</text:p>
              </table:table-cell>
            </table:table-row>
            <table:table-row>
              <table:table-cell office:value-type="string"/>
              <table:table-cell office:value-type="float" office:value="2.95">
                <text:p>2.95</text:p>
              </table:table-cell>
              <table:table-cell office:value-type="float" office:value="0.837430276100013">
                <text:p>0.837430276100013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0.623043760583615">
                <text:p>0.623043760583615</text:p>
              </table:table-cell>
            </table:table-row>
            <table:table-row>
              <table:table-cell office:value-type="string"/>
              <table:table-cell office:value-type="float" office:value="4.78">
                <text:p>4.78</text:p>
              </table:table-cell>
              <table:table-cell office:value-type="float" office:value="0.536844283349729">
                <text:p>0.536844283349729</text:p>
              </table:table-cell>
            </table:table-row>
            <table:table-row>
              <table:table-cell office:value-type="string"/>
              <table:table-cell office:value-type="float" office:value="4.38">
                <text:p>4.38</text:p>
              </table:table-cell>
              <table:table-cell office:value-type="float" office:value="0.553172216412993">
                <text:p>0.5531722164129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68cm" svg:height="9.038cm" xlink:href=".." xlink:type="simple" chart:class="chart:line" chart:style-name="ch1">
        <chart:legend chart:legend-position="end" svg:x="13.084cm" svg:y="3.722cm" style:legend-expansion="high" chart:style-name="ch2"/>
        <chart:plot-area chart:style-name="ch3" table:cell-range-address="'4. Matematyczne II'.B1:'4. Matematyczne II'.D146" chart:data-source-has-labels="row" svg:x="0.321cm" svg:y="0.18cm" svg:width="12.442cm" svg:height="8.678cm">
          <chartooo:coordinate-region svg:x="0.863cm" svg:y="0.379cm" svg:width="11.9cm" svg:height="8.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line"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line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line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4. Matematyczne II'.A2:'4. Matematyczne II'.D146 '4. Matematyczne II'.B1:'4. Matematyczne II'.D1" chart:data-source-has-labels="row" svg:x="0.32cm" svg:y="0.18cm" svg:width="12.376cm" svg:height="8.64cm">
          <chartooo:coordinate-region svg:x="0.651cm" svg:y="0.379cm" svg:width="12.04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6">
                <text:p>-0.707106781186546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8.997cm" xlink:href=".." xlink:type="simple" chart:class="chart:scatter" chart:style-name="ch1">
        <chart:legend chart:legend-position="end" svg:x="15.069cm" svg:y="4.199cm" style:legend-expansion="high" chart:style-name="ch2"/>
        <chart:plot-area chart:style-name="ch3" table:cell-range-address="'5. Pomiary'.A2:'5. Pomiary'.B32 '5. Pomiary'.B1:'5. Pomiary'.B1" chart:data-source-has-labels="row" svg:x="0.32cm" svg:y="0.179cm" svg:width="14.429cm" svg:height="8.639cm">
          <chartooo:coordinate-region svg:x="0.862cm" svg:y="0.378cm" svg:width="13.647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d000a"/>
    </style:style>
    <style:style style:name="ch9" style:family="chart">
      <style:chart-properties chart:solid-type="cuboid"/>
      <style:graphic-properties draw:fill-color="#fff200"/>
    </style:style>
    <style:style style:name="ch10" style:family="chart">
      <style:chart-properties chart:solid-type="cuboid"/>
      <style:graphic-properties draw:fill-color="#72bf44"/>
    </style:style>
    <style:style style:name="ch11" style:family="chart">
      <style:chart-properties chart:solid-type="cuboid"/>
      <style:graphic-properties draw:fill-color="#94070a"/>
    </style:style>
    <style:style style:name="ch12" style:family="chart">
      <style:chart-properties chart:solid-type="cuboid"/>
      <style:graphic-properties draw:fill-color="#bce4e5"/>
    </style:style>
    <style:style style:name="ch13" style:family="chart">
      <style:chart-properties chart:solid-type="cuboid"/>
      <style:graphic-properties draw:fill-color="#2b511a"/>
    </style:style>
    <style:style style:name="ch14" style:family="chart">
      <style:chart-properties chart:solid-type="cuboid"/>
      <style:graphic-properties draw:fill-color="#c2e0a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372cm" svg:height="8.712cm" xlink:href=".." xlink:type="simple" chart:class="chart:bar" chart:style-name="ch1">
        <chart:title svg:x="5.163cm" svg:y="0.31cm" chart:style-name="ch2">
          <text:p>Częstość</text:p>
        </chart:title>
        <chart:plot-area chart:style-name="ch3" table:cell-range-address="'6. Nazwiska'.A2:'6. Nazwiska'.B9 '6. Nazwiska'.B1:'6. Nazwiska'.B1" chart:data-source-has-labels="both" svg:x="0.247cm" svg:y="1.263cm" svg:width="11.878cm" svg:height="7.275cm">
          <chartooo:coordinate-region svg:x="1.794cm" svg:y="1.263cm" svg:width="10.331cm" svg:height="5.03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